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714bench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2"/>
          <table:table-cell office:value-type="string" calcext:value-type="string">
            <text:p>diffNEWtoOLD</text:p>
          </table:table-cell>
          <table:table-cell office:value-type="string" calcext:value-type="string">
            <text:p>in time[s]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6110687" calcext:value-type="float">
            <text:p>6110687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6362957" calcext:value-type="float">
            <text:p>6362957</text:p>
          </table:table-cell>
          <table:table-cell/>
          <table:table-cell table:formula="of:=[.K2]-[.E2]" office:value-type="float" office:value="252270" calcext:value-type="float">
            <text:p>252270</text:p>
          </table:table-cell>
          <table:table-cell table:formula="of:=[.M2]/1000000" office:value-type="float" office:value="0.25227" calcext:value-type="float">
            <text:p>0,25227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5745170" calcext:value-type="float">
            <text:p>5745170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5335838" calcext:value-type="float">
            <text:p>5335838</text:p>
          </table:table-cell>
          <table:table-cell/>
          <table:table-cell table:formula="of:=[.K3]-[.E3]" office:value-type="float" office:value="-409332" calcext:value-type="float">
            <text:p>-409332</text:p>
          </table:table-cell>
          <table:table-cell table:formula="of:=[.M3]/1000000" office:value-type="float" office:value="-0.409332" calcext:value-type="float">
            <text:p>-0,409332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6532942" calcext:value-type="float">
            <text:p>653294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5997133" calcext:value-type="float">
            <text:p>5997133</text:p>
          </table:table-cell>
          <table:table-cell/>
          <table:table-cell table:formula="of:=[.K4]-[.E4]" office:value-type="float" office:value="-535809" calcext:value-type="float">
            <text:p>-535809</text:p>
          </table:table-cell>
          <table:table-cell table:formula="of:=[.M4]/1000000" office:value-type="float" office:value="-0.535809" calcext:value-type="float">
            <text:p>-0,535809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6656250" calcext:value-type="float">
            <text:p>6656250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5637958" calcext:value-type="float">
            <text:p>5637958</text:p>
          </table:table-cell>
          <table:table-cell/>
          <table:table-cell table:formula="of:=[.K5]-[.E5]" office:value-type="float" office:value="-1018292" calcext:value-type="float">
            <text:p>-1018292</text:p>
          </table:table-cell>
          <table:table-cell table:formula="of:=[.M5]/1000000" office:value-type="float" office:value="-1.018292" calcext:value-type="float">
            <text:p>-1,018292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7217102" calcext:value-type="float">
            <text:p>7217102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7097692" calcext:value-type="float">
            <text:p>7097692</text:p>
          </table:table-cell>
          <table:table-cell/>
          <table:table-cell table:formula="of:=[.K6]-[.E6]" office:value-type="float" office:value="-119410" calcext:value-type="float">
            <text:p>-119410</text:p>
          </table:table-cell>
          <table:table-cell table:formula="of:=[.M6]/1000000" office:value-type="float" office:value="-0.11941" calcext:value-type="float">
            <text:p>-0,11941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7281688" calcext:value-type="float">
            <text:p>7281688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7042250" calcext:value-type="float">
            <text:p>7042250</text:p>
          </table:table-cell>
          <table:table-cell/>
          <table:table-cell table:formula="of:=[.K7]-[.E7]" office:value-type="float" office:value="-239438" calcext:value-type="float">
            <text:p>-239438</text:p>
          </table:table-cell>
          <table:table-cell table:formula="of:=[.M7]/1000000" office:value-type="float" office:value="-0.239438" calcext:value-type="float">
            <text:p>-0,239438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036402" calcext:value-type="float">
            <text:p>10036402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707280" calcext:value-type="float">
            <text:p>9707280</text:p>
          </table:table-cell>
          <table:table-cell/>
          <table:table-cell table:formula="of:=[.K8]-[.E8]" office:value-type="float" office:value="-329122" calcext:value-type="float">
            <text:p>-329122</text:p>
          </table:table-cell>
          <table:table-cell table:formula="of:=[.M8]/1000000" office:value-type="float" office:value="-0.329122" calcext:value-type="float">
            <text:p>-0,329122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161196" calcext:value-type="float">
            <text:p>9161196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798798" calcext:value-type="float">
            <text:p>8798798</text:p>
          </table:table-cell>
          <table:table-cell/>
          <table:table-cell table:formula="of:=[.K9]-[.E9]" office:value-type="float" office:value="-362398" calcext:value-type="float">
            <text:p>-362398</text:p>
          </table:table-cell>
          <table:table-cell table:formula="of:=[.M9]/1000000" office:value-type="float" office:value="-0.362398" calcext:value-type="float">
            <text:p>-0,362398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145004" calcext:value-type="float">
            <text:p>9145004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200771" calcext:value-type="float">
            <text:p>9200771</text:p>
          </table:table-cell>
          <table:table-cell/>
          <table:table-cell table:formula="of:=[.K10]-[.E10]" office:value-type="float" office:value="55767" calcext:value-type="float">
            <text:p>55767</text:p>
          </table:table-cell>
          <table:table-cell table:formula="of:=[.M10]/1000000" office:value-type="float" office:value="0.055767" calcext:value-type="float">
            <text:p>0,055767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867138" calcext:value-type="float">
            <text:p>8867138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495606" calcext:value-type="float">
            <text:p>9495606</text:p>
          </table:table-cell>
          <table:table-cell/>
          <table:table-cell table:formula="of:=[.K11]-[.E11]" office:value-type="float" office:value="628468" calcext:value-type="float">
            <text:p>628468</text:p>
          </table:table-cell>
          <table:table-cell table:formula="of:=[.M11]/1000000" office:value-type="float" office:value="0.628468" calcext:value-type="float">
            <text:p>0,62846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074313" calcext:value-type="float">
            <text:p>10074313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621809" calcext:value-type="float">
            <text:p>8621809</text:p>
          </table:table-cell>
          <table:table-cell/>
          <table:table-cell table:formula="of:=[.K12]-[.E12]" office:value-type="float" office:value="-1452504" calcext:value-type="float">
            <text:p>-1452504</text:p>
          </table:table-cell>
          <table:table-cell table:formula="of:=[.M12]/1000000" office:value-type="float" office:value="-1.452504" calcext:value-type="float">
            <text:p>-1,452504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222078" calcext:value-type="float">
            <text:p>9222078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097639" calcext:value-type="float">
            <text:p>10097639</text:p>
          </table:table-cell>
          <table:table-cell/>
          <table:table-cell table:formula="of:=[.K13]-[.E13]" office:value-type="float" office:value="875561" calcext:value-type="float">
            <text:p>875561</text:p>
          </table:table-cell>
          <table:table-cell table:formula="of:=[.M13]/1000000" office:value-type="float" office:value="0.875561" calcext:value-type="float">
            <text:p>0,875561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199803" calcext:value-type="float">
            <text:p>6199803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141370" calcext:value-type="float">
            <text:p>5141370</text:p>
          </table:table-cell>
          <table:table-cell/>
          <table:table-cell table:formula="of:=[.K14]-[.E14]" office:value-type="float" office:value="-1058433" calcext:value-type="float">
            <text:p>-1058433</text:p>
          </table:table-cell>
          <table:table-cell table:formula="of:=[.M14]/1000000" office:value-type="float" office:value="-1.058433" calcext:value-type="float">
            <text:p>-1,058433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087977" calcext:value-type="float">
            <text:p>6087977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088390" calcext:value-type="float">
            <text:p>6088390</text:p>
          </table:table-cell>
          <table:table-cell/>
          <table:table-cell table:formula="of:=[.K15]-[.E15]" office:value-type="float" office:value="413" calcext:value-type="float">
            <text:p>413</text:p>
          </table:table-cell>
          <table:table-cell table:formula="of:=[.M15]/1000000" office:value-type="float" office:value="0.000413" calcext:value-type="float">
            <text:p>0,000413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164963" calcext:value-type="float">
            <text:p>6164963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112767" calcext:value-type="float">
            <text:p>6112767</text:p>
          </table:table-cell>
          <table:table-cell/>
          <table:table-cell table:formula="of:=[.K16]-[.E16]" office:value-type="float" office:value="-52196" calcext:value-type="float">
            <text:p>-52196</text:p>
          </table:table-cell>
          <table:table-cell table:formula="of:=[.M16]/1000000" office:value-type="float" office:value="-0.052196" calcext:value-type="float">
            <text:p>-0,052196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945812" calcext:value-type="float">
            <text:p>6945812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953432" calcext:value-type="float">
            <text:p>6953432</text:p>
          </table:table-cell>
          <table:table-cell/>
          <table:table-cell table:formula="of:=[.K17]-[.E17]" office:value-type="float" office:value="7620" calcext:value-type="float">
            <text:p>7620</text:p>
          </table:table-cell>
          <table:table-cell table:formula="of:=[.M17]/1000000" office:value-type="float" office:value="0.00762" calcext:value-type="float">
            <text:p>0,00762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8086276" calcext:value-type="float">
            <text:p>8086276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6678323" calcext:value-type="float">
            <text:p>6678323</text:p>
          </table:table-cell>
          <table:table-cell/>
          <table:table-cell table:formula="of:=[.K18]-[.E18]" office:value-type="float" office:value="-1407953" calcext:value-type="float">
            <text:p>-1407953</text:p>
          </table:table-cell>
          <table:table-cell table:formula="of:=[.M18]/1000000" office:value-type="float" office:value="-1.407953" calcext:value-type="float">
            <text:p>-1,407953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8142885" calcext:value-type="float">
            <text:p>814288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7464464" calcext:value-type="float">
            <text:p>7464464</text:p>
          </table:table-cell>
          <table:table-cell/>
          <table:table-cell table:formula="of:=[.K19]-[.E19]" office:value-type="float" office:value="-678421" calcext:value-type="float">
            <text:p>-678421</text:p>
          </table:table-cell>
          <table:table-cell table:formula="of:=[.M19]/1000000" office:value-type="float" office:value="-0.678421" calcext:value-type="float">
            <text:p>-0,678421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107717" calcext:value-type="float">
            <text:p>107717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122898" calcext:value-type="float">
            <text:p>122898</text:p>
          </table:table-cell>
          <table:table-cell/>
          <table:table-cell table:formula="of:=[.K20]-[.E20]" office:value-type="float" office:value="15181" calcext:value-type="float">
            <text:p>15181</text:p>
          </table:table-cell>
          <table:table-cell table:formula="of:=[.M20]/1000000" office:value-type="float" office:value="0.015181" calcext:value-type="float">
            <text:p>0,015181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103134" calcext:value-type="float">
            <text:p>103134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89821" calcext:value-type="float">
            <text:p>89821</text:p>
          </table:table-cell>
          <table:table-cell/>
          <table:table-cell table:formula="of:=[.K21]-[.E21]" office:value-type="float" office:value="-13313" calcext:value-type="float">
            <text:p>-13313</text:p>
          </table:table-cell>
          <table:table-cell table:formula="of:=[.M21]/1000000" office:value-type="float" office:value="-0.013313" calcext:value-type="float">
            <text:p>-0,013313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101731" calcext:value-type="float">
            <text:p>101731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99990" calcext:value-type="float">
            <text:p>99990</text:p>
          </table:table-cell>
          <table:table-cell/>
          <table:table-cell table:formula="of:=[.K22]-[.E22]" office:value-type="float" office:value="-1741" calcext:value-type="float">
            <text:p>-1741</text:p>
          </table:table-cell>
          <table:table-cell table:formula="of:=[.M22]/1000000" office:value-type="float" office:value="-0.001741" calcext:value-type="float">
            <text:p>-0,001741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81354" calcext:value-type="float">
            <text:p>581354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617202" calcext:value-type="float">
            <text:p>617202</text:p>
          </table:table-cell>
          <table:table-cell/>
          <table:table-cell table:formula="of:=[.K23]-[.E23]" office:value-type="float" office:value="35848" calcext:value-type="float">
            <text:p>35848</text:p>
          </table:table-cell>
          <table:table-cell table:formula="of:=[.M23]/1000000" office:value-type="float" office:value="0.035848" calcext:value-type="float">
            <text:p>0,03584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86372" calcext:value-type="float">
            <text:p>586372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601543" calcext:value-type="float">
            <text:p>601543</text:p>
          </table:table-cell>
          <table:table-cell/>
          <table:table-cell table:formula="of:=[.K24]-[.E24]" office:value-type="float" office:value="15171" calcext:value-type="float">
            <text:p>15171</text:p>
          </table:table-cell>
          <table:table-cell table:formula="of:=[.M24]/1000000" office:value-type="float" office:value="0.015171" calcext:value-type="float">
            <text:p>0,015171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68425" calcext:value-type="float">
            <text:p>56842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84663" calcext:value-type="float">
            <text:p>584663</text:p>
          </table:table-cell>
          <table:table-cell/>
          <table:table-cell table:formula="of:=[.K25]-[.E25]" office:value-type="float" office:value="16238" calcext:value-type="float">
            <text:p>16238</text:p>
          </table:table-cell>
          <table:table-cell table:formula="of:=[.M25]/1000000" office:value-type="float" office:value="0.016238" calcext:value-type="float">
            <text:p>0,016238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8980" calcext:value-type="float">
            <text:p>898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10820" calcext:value-type="float">
            <text:p>10820</text:p>
          </table:table-cell>
          <table:table-cell/>
          <table:table-cell table:formula="of:=[.K26]-[.E26]" office:value-type="float" office:value="1840" calcext:value-type="float">
            <text:p>1840</text:p>
          </table:table-cell>
          <table:table-cell table:formula="of:=[.M26]/1000000" office:value-type="float" office:value="0.00184" calcext:value-type="float">
            <text:p>0,00184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5379" calcext:value-type="float">
            <text:p>5379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802" calcext:value-type="float">
            <text:p>6802</text:p>
          </table:table-cell>
          <table:table-cell/>
          <table:table-cell table:formula="of:=[.K27]-[.E27]" office:value-type="float" office:value="1423" calcext:value-type="float">
            <text:p>1423</text:p>
          </table:table-cell>
          <table:table-cell table:formula="of:=[.M27]/1000000" office:value-type="float" office:value="0.001423" calcext:value-type="float">
            <text:p>0,001423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5895" calcext:value-type="float">
            <text:p>5895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5637" calcext:value-type="float">
            <text:p>5637</text:p>
          </table:table-cell>
          <table:table-cell/>
          <table:table-cell table:formula="of:=[.K28]-[.E28]" office:value-type="float" office:value="-258" calcext:value-type="float">
            <text:p>-258</text:p>
          </table:table-cell>
          <table:table-cell table:formula="of:=[.M28]/1000000" office:value-type="float" office:value="-0.000258" calcext:value-type="float">
            <text:p>-0,000258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9056" calcext:value-type="float">
            <text:p>69056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8787" calcext:value-type="float">
            <text:p>68787</text:p>
          </table:table-cell>
          <table:table-cell/>
          <table:table-cell table:formula="of:=[.K29]-[.E29]" office:value-type="float" office:value="-269" calcext:value-type="float">
            <text:p>-269</text:p>
          </table:table-cell>
          <table:table-cell table:formula="of:=[.M29]/1000000" office:value-type="float" office:value="-0.000269" calcext:value-type="float">
            <text:p>-0,000269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7070" calcext:value-type="float">
            <text:p>67070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7057" calcext:value-type="float">
            <text:p>67057</text:p>
          </table:table-cell>
          <table:table-cell/>
          <table:table-cell table:formula="of:=[.K30]-[.E30]" office:value-type="float" office:value="-13" calcext:value-type="float">
            <text:p>-13</text:p>
          </table:table-cell>
          <table:table-cell table:formula="of:=[.M30]/1000000" office:value-type="float" office:value="-0.000013" calcext:value-type="float">
            <text:p>-1,3E-0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2875" calcext:value-type="float">
            <text:p>6287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6176" calcext:value-type="float">
            <text:p>66176</text:p>
          </table:table-cell>
          <table:table-cell/>
          <table:table-cell table:formula="of:=[.K31]-[.E31]" office:value-type="float" office:value="3301" calcext:value-type="float">
            <text:p>3301</text:p>
          </table:table-cell>
          <table:table-cell table:formula="of:=[.M31]/1000000" office:value-type="float" office:value="0.003301" calcext:value-type="float">
            <text:p>0,003301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68703" calcext:value-type="float">
            <text:p>268703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330966" calcext:value-type="float">
            <text:p>330966</text:p>
          </table:table-cell>
          <table:table-cell/>
          <table:table-cell table:formula="of:=[.K32]-[.E32]" office:value-type="float" office:value="62263" calcext:value-type="float">
            <text:p>62263</text:p>
          </table:table-cell>
          <table:table-cell table:formula="of:=[.M32]/1000000" office:value-type="float" office:value="0.062263" calcext:value-type="float">
            <text:p>0,062263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98718" calcext:value-type="float">
            <text:p>298718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66684" calcext:value-type="float">
            <text:p>266684</text:p>
          </table:table-cell>
          <table:table-cell/>
          <table:table-cell table:formula="of:=[.K33]-[.E33]" office:value-type="float" office:value="-32034" calcext:value-type="float">
            <text:p>-32034</text:p>
          </table:table-cell>
          <table:table-cell table:formula="of:=[.M33]/1000000" office:value-type="float" office:value="-0.032034" calcext:value-type="float">
            <text:p>-0,032034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98522" calcext:value-type="float">
            <text:p>29852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317720" calcext:value-type="float">
            <text:p>317720</text:p>
          </table:table-cell>
          <table:table-cell/>
          <table:table-cell table:formula="of:=[.K34]-[.E34]" office:value-type="float" office:value="19198" calcext:value-type="float">
            <text:p>19198</text:p>
          </table:table-cell>
          <table:table-cell table:formula="of:=[.M34]/1000000" office:value-type="float" office:value="0.019198" calcext:value-type="float">
            <text:p>0,019198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32637" calcext:value-type="float">
            <text:p>532637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22726" calcext:value-type="float">
            <text:p>522726</text:p>
          </table:table-cell>
          <table:table-cell/>
          <table:table-cell table:formula="of:=[.K35]-[.E35]" office:value-type="float" office:value="-9911" calcext:value-type="float">
            <text:p>-9911</text:p>
          </table:table-cell>
          <table:table-cell table:formula="of:=[.M35]/1000000" office:value-type="float" office:value="-0.009911" calcext:value-type="float">
            <text:p>-0,009911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31638" calcext:value-type="float">
            <text:p>531638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471912" calcext:value-type="float">
            <text:p>471912</text:p>
          </table:table-cell>
          <table:table-cell/>
          <table:table-cell table:formula="of:=[.K36]-[.E36]" office:value-type="float" office:value="-59726" calcext:value-type="float">
            <text:p>-59726</text:p>
          </table:table-cell>
          <table:table-cell table:formula="of:=[.M36]/1000000" office:value-type="float" office:value="-0.059726" calcext:value-type="float">
            <text:p>-0,059726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13835" calcext:value-type="float">
            <text:p>51383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55107" calcext:value-type="float">
            <text:p>555107</text:p>
          </table:table-cell>
          <table:table-cell/>
          <table:table-cell table:formula="of:=[.K37]-[.E37]" office:value-type="float" office:value="41272" calcext:value-type="float">
            <text:p>41272</text:p>
          </table:table-cell>
          <table:table-cell table:formula="of:=[.M37]/1000000" office:value-type="float" office:value="0.041272" calcext:value-type="float">
            <text:p>0,041272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816913" calcext:value-type="float">
            <text:p>4816913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030952" calcext:value-type="float">
            <text:p>5030952</text:p>
          </table:table-cell>
          <table:table-cell/>
          <table:table-cell table:formula="of:=[.K38]-[.E38]" office:value-type="float" office:value="214039" calcext:value-type="float">
            <text:p>214039</text:p>
          </table:table-cell>
          <table:table-cell table:formula="of:=[.M38]/1000000" office:value-type="float" office:value="0.214039" calcext:value-type="float">
            <text:p>0,21403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734290" calcext:value-type="float">
            <text:p>4734290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939948" calcext:value-type="float">
            <text:p>4939948</text:p>
          </table:table-cell>
          <table:table-cell/>
          <table:table-cell table:formula="of:=[.K39]-[.E39]" office:value-type="float" office:value="205658" calcext:value-type="float">
            <text:p>205658</text:p>
          </table:table-cell>
          <table:table-cell table:formula="of:=[.M39]/1000000" office:value-type="float" office:value="0.205658" calcext:value-type="float">
            <text:p>0,205658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883848" calcext:value-type="float">
            <text:p>4883848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62347" calcext:value-type="float">
            <text:p>4662347</text:p>
          </table:table-cell>
          <table:table-cell/>
          <table:table-cell table:formula="of:=[.K40]-[.E40]" office:value-type="float" office:value="-221501" calcext:value-type="float">
            <text:p>-221501</text:p>
          </table:table-cell>
          <table:table-cell table:formula="of:=[.M40]/1000000" office:value-type="float" office:value="-0.221501" calcext:value-type="float">
            <text:p>-0,221501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675206" calcext:value-type="float">
            <text:p>5675206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660775" calcext:value-type="float">
            <text:p>5660775</text:p>
          </table:table-cell>
          <table:table-cell/>
          <table:table-cell table:formula="of:=[.K41]-[.E41]" office:value-type="float" office:value="-14431" calcext:value-type="float">
            <text:p>-14431</text:p>
          </table:table-cell>
          <table:table-cell table:formula="of:=[.M41]/1000000" office:value-type="float" office:value="-0.014431" calcext:value-type="float">
            <text:p>-0,014431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764776" calcext:value-type="float">
            <text:p>4764776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52661" calcext:value-type="float">
            <text:p>4652661</text:p>
          </table:table-cell>
          <table:table-cell/>
          <table:table-cell table:formula="of:=[.K42]-[.E42]" office:value-type="float" office:value="-112115" calcext:value-type="float">
            <text:p>-112115</text:p>
          </table:table-cell>
          <table:table-cell table:formula="of:=[.M42]/1000000" office:value-type="float" office:value="-0.112115" calcext:value-type="float">
            <text:p>-0,11211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931772" calcext:value-type="float">
            <text:p>4931772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066864" calcext:value-type="float">
            <text:p>5066864</text:p>
          </table:table-cell>
          <table:table-cell/>
          <table:table-cell table:formula="of:=[.K43]-[.E43]" office:value-type="float" office:value="135092" calcext:value-type="float">
            <text:p>135092</text:p>
          </table:table-cell>
          <table:table-cell table:formula="of:=[.M43]/1000000" office:value-type="float" office:value="0.135092" calcext:value-type="float">
            <text:p>0,135092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673" calcext:value-type="float">
            <text:p>25673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885" calcext:value-type="float">
            <text:p>28885</text:p>
          </table:table-cell>
          <table:table-cell/>
          <table:table-cell table:formula="of:=[.K44]-[.E44]" office:value-type="float" office:value="3212" calcext:value-type="float">
            <text:p>3212</text:p>
          </table:table-cell>
          <table:table-cell table:formula="of:=[.M44]/1000000" office:value-type="float" office:value="0.003212" calcext:value-type="float">
            <text:p>0,003212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184" calcext:value-type="float">
            <text:p>20184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305" calcext:value-type="float">
            <text:p>20305</text:p>
          </table:table-cell>
          <table:table-cell/>
          <table:table-cell table:formula="of:=[.K45]-[.E45]" office:value-type="float" office:value="121" calcext:value-type="float">
            <text:p>121</text:p>
          </table:table-cell>
          <table:table-cell table:formula="of:=[.M45]/1000000" office:value-type="float" office:value="0.000121" calcext:value-type="float">
            <text:p>0,000121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118" calcext:value-type="float">
            <text:p>21118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031" calcext:value-type="float">
            <text:p>22031</text:p>
          </table:table-cell>
          <table:table-cell/>
          <table:table-cell table:formula="of:=[.K46]-[.E46]" office:value-type="float" office:value="913" calcext:value-type="float">
            <text:p>913</text:p>
          </table:table-cell>
          <table:table-cell table:formula="of:=[.M46]/1000000" office:value-type="float" office:value="0.000913" calcext:value-type="float">
            <text:p>0,000913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0514" calcext:value-type="float">
            <text:p>130514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0433" calcext:value-type="float">
            <text:p>130433</text:p>
          </table:table-cell>
          <table:table-cell/>
          <table:table-cell table:formula="of:=[.K47]-[.E47]" office:value-type="float" office:value="-81" calcext:value-type="float">
            <text:p>-81</text:p>
          </table:table-cell>
          <table:table-cell table:formula="of:=[.M47]/1000000" office:value-type="float" office:value="-0.000081" calcext:value-type="float">
            <text:p>-8,1E-05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29524" calcext:value-type="float">
            <text:p>129524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9274" calcext:value-type="float">
            <text:p>139274</text:p>
          </table:table-cell>
          <table:table-cell/>
          <table:table-cell table:formula="of:=[.K48]-[.E48]" office:value-type="float" office:value="9750" calcext:value-type="float">
            <text:p>9750</text:p>
          </table:table-cell>
          <table:table-cell table:formula="of:=[.M48]/1000000" office:value-type="float" office:value="0.00975" calcext:value-type="float">
            <text:p>0,0097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2030" calcext:value-type="float">
            <text:p>142030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9080" calcext:value-type="float">
            <text:p>149080</text:p>
          </table:table-cell>
          <table:table-cell/>
          <table:table-cell table:formula="of:=[.K49]-[.E49]" office:value-type="float" office:value="7050" calcext:value-type="float">
            <text:p>7050</text:p>
          </table:table-cell>
          <table:table-cell table:formula="of:=[.M49]/1000000" office:value-type="float" office:value="0.00705" calcext:value-type="float">
            <text:p>0,00705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647" calcext:value-type="float">
            <text:p>38647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796" calcext:value-type="float">
            <text:p>45796</text:p>
          </table:table-cell>
          <table:table-cell/>
          <table:table-cell table:formula="of:=[.K50]-[.E50]" office:value-type="float" office:value="7149" calcext:value-type="float">
            <text:p>7149</text:p>
          </table:table-cell>
          <table:table-cell table:formula="of:=[.M50]/1000000" office:value-type="float" office:value="0.007149" calcext:value-type="float">
            <text:p>0,00714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074" calcext:value-type="float">
            <text:p>32074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212" calcext:value-type="float">
            <text:p>32212</text:p>
          </table:table-cell>
          <table:table-cell/>
          <table:table-cell table:formula="of:=[.K51]-[.E51]" office:value-type="float" office:value="138" calcext:value-type="float">
            <text:p>138</text:p>
          </table:table-cell>
          <table:table-cell table:formula="of:=[.M51]/1000000" office:value-type="float" office:value="0.000138" calcext:value-type="float">
            <text:p>0,000138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436" calcext:value-type="float">
            <text:p>33436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311" calcext:value-type="float">
            <text:p>33311</text:p>
          </table:table-cell>
          <table:table-cell/>
          <table:table-cell table:formula="of:=[.K52]-[.E52]" office:value-type="float" office:value="-125" calcext:value-type="float">
            <text:p>-125</text:p>
          </table:table-cell>
          <table:table-cell table:formula="of:=[.M52]/1000000" office:value-type="float" office:value="-0.000125" calcext:value-type="float">
            <text:p>-0,000125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4623" calcext:value-type="float">
            <text:p>154623</text:p>
          </table:table-cell>
          <table:table-cell/>
          <table:table-cell table:formula="of:=[.K53]-[.E53]" office:value-type="float" office:value="-1574" calcext:value-type="float">
            <text:p>-1574</text:p>
          </table:table-cell>
          <table:table-cell table:formula="of:=[.M53]/1000000" office:value-type="float" office:value="-0.001574" calcext:value-type="float">
            <text:p>-0,001574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3734" calcext:value-type="float">
            <text:p>133734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6965" calcext:value-type="float">
            <text:p>156965</text:p>
          </table:table-cell>
          <table:table-cell/>
          <table:table-cell table:formula="of:=[.K54]-[.E54]" office:value-type="float" office:value="23231" calcext:value-type="float">
            <text:p>23231</text:p>
          </table:table-cell>
          <table:table-cell table:formula="of:=[.M54]/1000000" office:value-type="float" office:value="0.023231" calcext:value-type="float">
            <text:p>0,023231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3994" calcext:value-type="float">
            <text:p>153994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7089" calcext:value-type="float">
            <text:p>157089</text:p>
          </table:table-cell>
          <table:table-cell/>
          <table:table-cell table:formula="of:=[.K55]-[.E55]" office:value-type="float" office:value="3095" calcext:value-type="float">
            <text:p>3095</text:p>
          </table:table-cell>
          <table:table-cell table:formula="of:=[.M55]/1000000" office:value-type="float" office:value="0.003095" calcext:value-type="float">
            <text:p>0,003095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1638" calcext:value-type="float">
            <text:p>61638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0901" calcext:value-type="float">
            <text:p>60901</text:p>
          </table:table-cell>
          <table:table-cell/>
          <table:table-cell table:formula="of:=[.K56]-[.E56]" office:value-type="float" office:value="-737" calcext:value-type="float">
            <text:p>-737</text:p>
          </table:table-cell>
          <table:table-cell table:formula="of:=[.M56]/1000000" office:value-type="float" office:value="-0.000737" calcext:value-type="float">
            <text:p>-0,000737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4321" calcext:value-type="float">
            <text:p>44321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568" calcext:value-type="float">
            <text:p>45568</text:p>
          </table:table-cell>
          <table:table-cell/>
          <table:table-cell table:formula="of:=[.K57]-[.E57]" office:value-type="float" office:value="1247" calcext:value-type="float">
            <text:p>1247</text:p>
          </table:table-cell>
          <table:table-cell table:formula="of:=[.M57]/1000000" office:value-type="float" office:value="0.001247" calcext:value-type="float">
            <text:p>0,001247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322" calcext:value-type="float">
            <text:p>4632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830" calcext:value-type="float">
            <text:p>45830</text:p>
          </table:table-cell>
          <table:table-cell/>
          <table:table-cell table:formula="of:=[.K58]-[.E58]" office:value-type="float" office:value="-492" calcext:value-type="float">
            <text:p>-492</text:p>
          </table:table-cell>
          <table:table-cell table:formula="of:=[.M58]/1000000" office:value-type="float" office:value="-0.000492" calcext:value-type="float">
            <text:p>-0,000492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4818" calcext:value-type="float">
            <text:p>164818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7337" calcext:value-type="float">
            <text:p>177337</text:p>
          </table:table-cell>
          <table:table-cell/>
          <table:table-cell table:formula="of:=[.K59]-[.E59]" office:value-type="float" office:value="12519" calcext:value-type="float">
            <text:p>12519</text:p>
          </table:table-cell>
          <table:table-cell table:formula="of:=[.M59]/1000000" office:value-type="float" office:value="0.012519" calcext:value-type="float">
            <text:p>0,012519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8047" calcext:value-type="float">
            <text:p>168047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2143" calcext:value-type="float">
            <text:p>172143</text:p>
          </table:table-cell>
          <table:table-cell/>
          <table:table-cell table:formula="of:=[.K60]-[.E60]" office:value-type="float" office:value="4096" calcext:value-type="float">
            <text:p>4096</text:p>
          </table:table-cell>
          <table:table-cell table:formula="of:=[.M60]/1000000" office:value-type="float" office:value="0.004096" calcext:value-type="float">
            <text:p>0,004096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7194" calcext:value-type="float">
            <text:p>167194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5846" calcext:value-type="float">
            <text:p>165846</text:p>
          </table:table-cell>
          <table:table-cell/>
          <table:table-cell table:formula="of:=[.K61]-[.E61]" office:value-type="float" office:value="-1348" calcext:value-type="float">
            <text:p>-1348</text:p>
          </table:table-cell>
          <table:table-cell table:formula="of:=[.M61]/1000000" office:value-type="float" office:value="-0.001348" calcext:value-type="float">
            <text:p>-0,001348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7170" calcext:value-type="float">
            <text:p>7717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7499" calcext:value-type="float">
            <text:p>77499</text:p>
          </table:table-cell>
          <table:table-cell/>
          <table:table-cell table:formula="of:=[.K62]-[.E62]" office:value-type="float" office:value="329" calcext:value-type="float">
            <text:p>329</text:p>
          </table:table-cell>
          <table:table-cell table:formula="of:=[.M62]/1000000" office:value-type="float" office:value="0.000329" calcext:value-type="float">
            <text:p>0,00032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0538" calcext:value-type="float">
            <text:p>60538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8849" calcext:value-type="float">
            <text:p>58849</text:p>
          </table:table-cell>
          <table:table-cell/>
          <table:table-cell table:formula="of:=[.K63]-[.E63]" office:value-type="float" office:value="-1689" calcext:value-type="float">
            <text:p>-1689</text:p>
          </table:table-cell>
          <table:table-cell table:formula="of:=[.M63]/1000000" office:value-type="float" office:value="-0.001689" calcext:value-type="float">
            <text:p>-0,001689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1896" calcext:value-type="float">
            <text:p>61896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6412" calcext:value-type="float">
            <text:p>56412</text:p>
          </table:table-cell>
          <table:table-cell/>
          <table:table-cell table:formula="of:=[.K64]-[.E64]" office:value-type="float" office:value="-5484" calcext:value-type="float">
            <text:p>-5484</text:p>
          </table:table-cell>
          <table:table-cell table:formula="of:=[.M64]/1000000" office:value-type="float" office:value="-0.005484" calcext:value-type="float">
            <text:p>-0,005484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2933" calcext:value-type="float">
            <text:p>172933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2232" calcext:value-type="float">
            <text:p>182232</text:p>
          </table:table-cell>
          <table:table-cell/>
          <table:table-cell table:formula="of:=[.K65]-[.E65]" office:value-type="float" office:value="9299" calcext:value-type="float">
            <text:p>9299</text:p>
          </table:table-cell>
          <table:table-cell table:formula="of:=[.M65]/1000000" office:value-type="float" office:value="0.009299" calcext:value-type="float">
            <text:p>0,009299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8674" calcext:value-type="float">
            <text:p>168674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6478" calcext:value-type="float">
            <text:p>186478</text:p>
          </table:table-cell>
          <table:table-cell/>
          <table:table-cell table:formula="of:=[.K66]-[.E66]" office:value-type="float" office:value="17804" calcext:value-type="float">
            <text:p>17804</text:p>
          </table:table-cell>
          <table:table-cell table:formula="of:=[.M66]/1000000" office:value-type="float" office:value="0.017804" calcext:value-type="float">
            <text:p>0,017804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6267" calcext:value-type="float">
            <text:p>176267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0207" calcext:value-type="float">
            <text:p>180207</text:p>
          </table:table-cell>
          <table:table-cell/>
          <table:table-cell table:formula="of:=[.K67]-[.E67]" office:value-type="float" office:value="3940" calcext:value-type="float">
            <text:p>3940</text:p>
          </table:table-cell>
          <table:table-cell table:formula="of:=[.M67]/1000000" office:value-type="float" office:value="0.00394" calcext:value-type="float">
            <text:p>0,00394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5840" calcext:value-type="float">
            <text:p>8584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0755" calcext:value-type="float">
            <text:p>80755</text:p>
          </table:table-cell>
          <table:table-cell/>
          <table:table-cell table:formula="of:=[.K68]-[.E68]" office:value-type="float" office:value="-5085" calcext:value-type="float">
            <text:p>-5085</text:p>
          </table:table-cell>
          <table:table-cell table:formula="of:=[.M68]/1000000" office:value-type="float" office:value="-0.005085" calcext:value-type="float">
            <text:p>-0,005085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0031" calcext:value-type="float">
            <text:p>70031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1824" calcext:value-type="float">
            <text:p>71824</text:p>
          </table:table-cell>
          <table:table-cell/>
          <table:table-cell table:formula="of:=[.K69]-[.E69]" office:value-type="float" office:value="1793" calcext:value-type="float">
            <text:p>1793</text:p>
          </table:table-cell>
          <table:table-cell table:formula="of:=[.M69]/1000000" office:value-type="float" office:value="0.001793" calcext:value-type="float">
            <text:p>0,001793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0863" calcext:value-type="float">
            <text:p>70863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0196" calcext:value-type="float">
            <text:p>70196</text:p>
          </table:table-cell>
          <table:table-cell/>
          <table:table-cell table:formula="of:=[.K70]-[.E70]" office:value-type="float" office:value="-667" calcext:value-type="float">
            <text:p>-667</text:p>
          </table:table-cell>
          <table:table-cell table:formula="of:=[.M70]/1000000" office:value-type="float" office:value="-0.000667" calcext:value-type="float">
            <text:p>-0,000667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9777" calcext:value-type="float">
            <text:p>209777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8299" calcext:value-type="float">
            <text:p>208299</text:p>
          </table:table-cell>
          <table:table-cell/>
          <table:table-cell table:formula="of:=[.K71]-[.E71]" office:value-type="float" office:value="-1478" calcext:value-type="float">
            <text:p>-1478</text:p>
          </table:table-cell>
          <table:table-cell table:formula="of:=[.M71]/1000000" office:value-type="float" office:value="-0.001478" calcext:value-type="float">
            <text:p>-0,00147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5932" calcext:value-type="float">
            <text:p>195932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6851" calcext:value-type="float">
            <text:p>186851</text:p>
          </table:table-cell>
          <table:table-cell/>
          <table:table-cell table:formula="of:=[.K72]-[.E72]" office:value-type="float" office:value="-9081" calcext:value-type="float">
            <text:p>-9081</text:p>
          </table:table-cell>
          <table:table-cell table:formula="of:=[.M72]/1000000" office:value-type="float" office:value="-0.009081" calcext:value-type="float">
            <text:p>-0,009081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6029" calcext:value-type="float">
            <text:p>196029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1492" calcext:value-type="float">
            <text:p>191492</text:p>
          </table:table-cell>
          <table:table-cell/>
          <table:table-cell table:formula="of:=[.K73]-[.E73]" office:value-type="float" office:value="-4537" calcext:value-type="float">
            <text:p>-4537</text:p>
          </table:table-cell>
          <table:table-cell table:formula="of:=[.M73]/1000000" office:value-type="float" office:value="-0.004537" calcext:value-type="float">
            <text:p>-0,004537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5110" calcext:value-type="float">
            <text:p>10511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1304" calcext:value-type="float">
            <text:p>111304</text:p>
          </table:table-cell>
          <table:table-cell/>
          <table:table-cell table:formula="of:=[.K74]-[.E74]" office:value-type="float" office:value="6194" calcext:value-type="float">
            <text:p>6194</text:p>
          </table:table-cell>
          <table:table-cell table:formula="of:=[.M74]/1000000" office:value-type="float" office:value="0.006194" calcext:value-type="float">
            <text:p>0,006194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6559" calcext:value-type="float">
            <text:p>76559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0709" calcext:value-type="float">
            <text:p>80709</text:p>
          </table:table-cell>
          <table:table-cell/>
          <table:table-cell table:formula="of:=[.K75]-[.E75]" office:value-type="float" office:value="4150" calcext:value-type="float">
            <text:p>4150</text:p>
          </table:table-cell>
          <table:table-cell table:formula="of:=[.M75]/1000000" office:value-type="float" office:value="0.00415" calcext:value-type="float">
            <text:p>0,00415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1449" calcext:value-type="float">
            <text:p>81449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4631" calcext:value-type="float">
            <text:p>74631</text:p>
          </table:table-cell>
          <table:table-cell/>
          <table:table-cell table:formula="of:=[.K76]-[.E76]" office:value-type="float" office:value="-6818" calcext:value-type="float">
            <text:p>-6818</text:p>
          </table:table-cell>
          <table:table-cell table:formula="of:=[.M76]/1000000" office:value-type="float" office:value="-0.006818" calcext:value-type="float">
            <text:p>-0,006818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8150" calcext:value-type="float">
            <text:p>218150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4170" calcext:value-type="float">
            <text:p>204170</text:p>
          </table:table-cell>
          <table:table-cell/>
          <table:table-cell table:formula="of:=[.K77]-[.E77]" office:value-type="float" office:value="-13980" calcext:value-type="float">
            <text:p>-13980</text:p>
          </table:table-cell>
          <table:table-cell table:formula="of:=[.M77]/1000000" office:value-type="float" office:value="-0.01398" calcext:value-type="float">
            <text:p>-0,0139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7377" calcext:value-type="float">
            <text:p>207377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0759" calcext:value-type="float">
            <text:p>210759</text:p>
          </table:table-cell>
          <table:table-cell/>
          <table:table-cell table:formula="of:=[.K78]-[.E78]" office:value-type="float" office:value="3382" calcext:value-type="float">
            <text:p>3382</text:p>
          </table:table-cell>
          <table:table-cell table:formula="of:=[.M78]/1000000" office:value-type="float" office:value="0.003382" calcext:value-type="float">
            <text:p>0,003382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1784" calcext:value-type="float">
            <text:p>201784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6622" calcext:value-type="float">
            <text:p>186622</text:p>
          </table:table-cell>
          <table:table-cell/>
          <table:table-cell table:formula="of:=[.K79]-[.E79]" office:value-type="float" office:value="-15162" calcext:value-type="float">
            <text:p>-15162</text:p>
          </table:table-cell>
          <table:table-cell table:formula="of:=[.M79]/1000000" office:value-type="float" office:value="-0.015162" calcext:value-type="float">
            <text:p>-0,015162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25751" calcext:value-type="float">
            <text:p>125751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0860" calcext:value-type="float">
            <text:p>130860</text:p>
          </table:table-cell>
          <table:table-cell/>
          <table:table-cell table:formula="of:=[.K80]-[.E80]" office:value-type="float" office:value="5109" calcext:value-type="float">
            <text:p>5109</text:p>
          </table:table-cell>
          <table:table-cell table:formula="of:=[.M80]/1000000" office:value-type="float" office:value="0.005109" calcext:value-type="float">
            <text:p>0,00510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4627" calcext:value-type="float">
            <text:p>94627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3888" calcext:value-type="float">
            <text:p>93888</text:p>
          </table:table-cell>
          <table:table-cell/>
          <table:table-cell table:formula="of:=[.K81]-[.E81]" office:value-type="float" office:value="-739" calcext:value-type="float">
            <text:p>-739</text:p>
          </table:table-cell>
          <table:table-cell table:formula="of:=[.M81]/1000000" office:value-type="float" office:value="-0.000739" calcext:value-type="float">
            <text:p>-0,000739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5742" calcext:value-type="float">
            <text:p>9574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5101" calcext:value-type="float">
            <text:p>95101</text:p>
          </table:table-cell>
          <table:table-cell/>
          <table:table-cell table:formula="of:=[.K82]-[.E82]" office:value-type="float" office:value="-641" calcext:value-type="float">
            <text:p>-641</text:p>
          </table:table-cell>
          <table:table-cell table:formula="of:=[.M82]/1000000" office:value-type="float" office:value="-0.000641" calcext:value-type="float">
            <text:p>-0,000641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3352" calcext:value-type="float">
            <text:p>223352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3071" calcext:value-type="float">
            <text:p>243071</text:p>
          </table:table-cell>
          <table:table-cell/>
          <table:table-cell table:formula="of:=[.K83]-[.E83]" office:value-type="float" office:value="19719" calcext:value-type="float">
            <text:p>19719</text:p>
          </table:table-cell>
          <table:table-cell table:formula="of:=[.M83]/1000000" office:value-type="float" office:value="0.019719" calcext:value-type="float">
            <text:p>0,019719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2921" calcext:value-type="float">
            <text:p>222921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5500" calcext:value-type="float">
            <text:p>215500</text:p>
          </table:table-cell>
          <table:table-cell/>
          <table:table-cell table:formula="of:=[.K84]-[.E84]" office:value-type="float" office:value="-7421" calcext:value-type="float">
            <text:p>-7421</text:p>
          </table:table-cell>
          <table:table-cell table:formula="of:=[.M84]/1000000" office:value-type="float" office:value="-0.007421" calcext:value-type="float">
            <text:p>-0,007421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2240" calcext:value-type="float">
            <text:p>222240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8409" calcext:value-type="float">
            <text:p>228409</text:p>
          </table:table-cell>
          <table:table-cell/>
          <table:table-cell table:formula="of:=[.K85]-[.E85]" office:value-type="float" office:value="6169" calcext:value-type="float">
            <text:p>6169</text:p>
          </table:table-cell>
          <table:table-cell table:formula="of:=[.M85]/1000000" office:value-type="float" office:value="0.006169" calcext:value-type="float">
            <text:p>0,006169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7176" calcext:value-type="float">
            <text:p>137176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7590" calcext:value-type="float">
            <text:p>137590</text:p>
          </table:table-cell>
          <table:table-cell/>
          <table:table-cell table:formula="of:=[.K86]-[.E86]" office:value-type="float" office:value="414" calcext:value-type="float">
            <text:p>414</text:p>
          </table:table-cell>
          <table:table-cell table:formula="of:=[.M86]/1000000" office:value-type="float" office:value="0.000414" calcext:value-type="float">
            <text:p>0,000414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7130" calcext:value-type="float">
            <text:p>107130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8385" calcext:value-type="float">
            <text:p>108385</text:p>
          </table:table-cell>
          <table:table-cell/>
          <table:table-cell table:formula="of:=[.K87]-[.E87]" office:value-type="float" office:value="1255" calcext:value-type="float">
            <text:p>1255</text:p>
          </table:table-cell>
          <table:table-cell table:formula="of:=[.M87]/1000000" office:value-type="float" office:value="0.001255" calcext:value-type="float">
            <text:p>0,001255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3253" calcext:value-type="float">
            <text:p>113253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1418" calcext:value-type="float">
            <text:p>111418</text:p>
          </table:table-cell>
          <table:table-cell/>
          <table:table-cell table:formula="of:=[.K88]-[.E88]" office:value-type="float" office:value="-1835" calcext:value-type="float">
            <text:p>-1835</text:p>
          </table:table-cell>
          <table:table-cell table:formula="of:=[.M88]/1000000" office:value-type="float" office:value="-0.001835" calcext:value-type="float">
            <text:p>-0,001835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7152" calcext:value-type="float">
            <text:p>237152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6053" calcext:value-type="float">
            <text:p>256053</text:p>
          </table:table-cell>
          <table:table-cell/>
          <table:table-cell table:formula="of:=[.K89]-[.E89]" office:value-type="float" office:value="18901" calcext:value-type="float">
            <text:p>18901</text:p>
          </table:table-cell>
          <table:table-cell table:formula="of:=[.M89]/1000000" office:value-type="float" office:value="0.018901" calcext:value-type="float">
            <text:p>0,018901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1974" calcext:value-type="float">
            <text:p>231974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9353" calcext:value-type="float">
            <text:p>239353</text:p>
          </table:table-cell>
          <table:table-cell/>
          <table:table-cell table:formula="of:=[.K90]-[.E90]" office:value-type="float" office:value="7379" calcext:value-type="float">
            <text:p>7379</text:p>
          </table:table-cell>
          <table:table-cell table:formula="of:=[.M90]/1000000" office:value-type="float" office:value="0.007379" calcext:value-type="float">
            <text:p>0,007379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8345" calcext:value-type="float">
            <text:p>23834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1376" calcext:value-type="float">
            <text:p>241376</text:p>
          </table:table-cell>
          <table:table-cell/>
          <table:table-cell table:formula="of:=[.K91]-[.E91]" office:value-type="float" office:value="3031" calcext:value-type="float">
            <text:p>3031</text:p>
          </table:table-cell>
          <table:table-cell table:formula="of:=[.M91]/1000000" office:value-type="float" office:value="0.003031" calcext:value-type="float">
            <text:p>0,003031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0686" calcext:value-type="float">
            <text:p>160686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9051" calcext:value-type="float">
            <text:p>159051</text:p>
          </table:table-cell>
          <table:table-cell/>
          <table:table-cell table:formula="of:=[.K92]-[.E92]" office:value-type="float" office:value="-1635" calcext:value-type="float">
            <text:p>-1635</text:p>
          </table:table-cell>
          <table:table-cell table:formula="of:=[.M92]/1000000" office:value-type="float" office:value="-0.001635" calcext:value-type="float">
            <text:p>-0,001635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0216" calcext:value-type="float">
            <text:p>110216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9718" calcext:value-type="float">
            <text:p>119718</text:p>
          </table:table-cell>
          <table:table-cell/>
          <table:table-cell table:formula="of:=[.K93]-[.E93]" office:value-type="float" office:value="9502" calcext:value-type="float">
            <text:p>9502</text:p>
          </table:table-cell>
          <table:table-cell table:formula="of:=[.M93]/1000000" office:value-type="float" office:value="0.009502" calcext:value-type="float">
            <text:p>0,009502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28972" calcext:value-type="float">
            <text:p>12897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23753" calcext:value-type="float">
            <text:p>123753</text:p>
          </table:table-cell>
          <table:table-cell/>
          <table:table-cell table:formula="of:=[.K94]-[.E94]" office:value-type="float" office:value="-5219" calcext:value-type="float">
            <text:p>-5219</text:p>
          </table:table-cell>
          <table:table-cell table:formula="of:=[.M94]/1000000" office:value-type="float" office:value="-0.005219" calcext:value-type="float">
            <text:p>-0,005219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7290" calcext:value-type="float">
            <text:p>267290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5943" calcext:value-type="float">
            <text:p>285943</text:p>
          </table:table-cell>
          <table:table-cell/>
          <table:table-cell table:formula="of:=[.K95]-[.E95]" office:value-type="float" office:value="18653" calcext:value-type="float">
            <text:p>18653</text:p>
          </table:table-cell>
          <table:table-cell table:formula="of:=[.M95]/1000000" office:value-type="float" office:value="0.018653" calcext:value-type="float">
            <text:p>0,018653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5083" calcext:value-type="float">
            <text:p>265083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3590" calcext:value-type="float">
            <text:p>263590</text:p>
          </table:table-cell>
          <table:table-cell/>
          <table:table-cell table:formula="of:=[.K96]-[.E96]" office:value-type="float" office:value="-1493" calcext:value-type="float">
            <text:p>-1493</text:p>
          </table:table-cell>
          <table:table-cell table:formula="of:=[.M96]/1000000" office:value-type="float" office:value="-0.001493" calcext:value-type="float">
            <text:p>-0,001493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1483" calcext:value-type="float">
            <text:p>241483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9712" calcext:value-type="float">
            <text:p>249712</text:p>
          </table:table-cell>
          <table:table-cell/>
          <table:table-cell table:formula="of:=[.K97]-[.E97]" office:value-type="float" office:value="8229" calcext:value-type="float">
            <text:p>8229</text:p>
          </table:table-cell>
          <table:table-cell table:formula="of:=[.M97]/1000000" office:value-type="float" office:value="0.008229" calcext:value-type="float">
            <text:p>0,008229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1350" calcext:value-type="float">
            <text:p>15135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8395" calcext:value-type="float">
            <text:p>168395</text:p>
          </table:table-cell>
          <table:table-cell/>
          <table:table-cell table:formula="of:=[.K98]-[.E98]" office:value-type="float" office:value="17045" calcext:value-type="float">
            <text:p>17045</text:p>
          </table:table-cell>
          <table:table-cell table:formula="of:=[.M98]/1000000" office:value-type="float" office:value="0.017045" calcext:value-type="float">
            <text:p>0,017045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3088" calcext:value-type="float">
            <text:p>163088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7566" calcext:value-type="float">
            <text:p>147566</text:p>
          </table:table-cell>
          <table:table-cell/>
          <table:table-cell table:formula="of:=[.K99]-[.E99]" office:value-type="float" office:value="-15522" calcext:value-type="float">
            <text:p>-15522</text:p>
          </table:table-cell>
          <table:table-cell table:formula="of:=[.M99]/1000000" office:value-type="float" office:value="-0.015522" calcext:value-type="float">
            <text:p>-0,015522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0395" calcext:value-type="float">
            <text:p>170395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8216" calcext:value-type="float">
            <text:p>158216</text:p>
          </table:table-cell>
          <table:table-cell/>
          <table:table-cell table:formula="of:=[.K100]-[.E100]" office:value-type="float" office:value="-12179" calcext:value-type="float">
            <text:p>-12179</text:p>
          </table:table-cell>
          <table:table-cell table:formula="of:=[.M100]/1000000" office:value-type="float" office:value="-0.012179" calcext:value-type="float">
            <text:p>-0,012179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1977" calcext:value-type="float">
            <text:p>281977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4242" calcext:value-type="float">
            <text:p>294242</text:p>
          </table:table-cell>
          <table:table-cell/>
          <table:table-cell table:formula="of:=[.K101]-[.E101]" office:value-type="float" office:value="12265" calcext:value-type="float">
            <text:p>12265</text:p>
          </table:table-cell>
          <table:table-cell table:formula="of:=[.M101]/1000000" office:value-type="float" office:value="0.012265" calcext:value-type="float">
            <text:p>0,012265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8561" calcext:value-type="float">
            <text:p>208561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7150" calcext:value-type="float">
            <text:p>217150</text:p>
          </table:table-cell>
          <table:table-cell/>
          <table:table-cell table:formula="of:=[.K102]-[.E102]" office:value-type="float" office:value="8589" calcext:value-type="float">
            <text:p>8589</text:p>
          </table:table-cell>
          <table:table-cell table:formula="of:=[.M102]/1000000" office:value-type="float" office:value="0.008589" calcext:value-type="float">
            <text:p>0,008589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4390" calcext:value-type="float">
            <text:p>204390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5576" calcext:value-type="float">
            <text:p>225576</text:p>
          </table:table-cell>
          <table:table-cell/>
          <table:table-cell table:formula="of:=[.K103]-[.E103]" office:value-type="float" office:value="21186" calcext:value-type="float">
            <text:p>21186</text:p>
          </table:table-cell>
          <table:table-cell table:formula="of:=[.M103]/1000000" office:value-type="float" office:value="0.021186" calcext:value-type="float">
            <text:p>0,021186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0844" calcext:value-type="float">
            <text:p>160844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8303" calcext:value-type="float">
            <text:p>178303</text:p>
          </table:table-cell>
          <table:table-cell/>
          <table:table-cell table:formula="of:=[.K104]-[.E104]" office:value-type="float" office:value="17459" calcext:value-type="float">
            <text:p>17459</text:p>
          </table:table-cell>
          <table:table-cell table:formula="of:=[.M104]/1000000" office:value-type="float" office:value="0.017459" calcext:value-type="float">
            <text:p>0,01745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3333" calcext:value-type="float">
            <text:p>183333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6031" calcext:value-type="float">
            <text:p>176031</text:p>
          </table:table-cell>
          <table:table-cell/>
          <table:table-cell table:formula="of:=[.K105]-[.E105]" office:value-type="float" office:value="-7302" calcext:value-type="float">
            <text:p>-7302</text:p>
          </table:table-cell>
          <table:table-cell table:formula="of:=[.M105]/1000000" office:value-type="float" office:value="-0.007302" calcext:value-type="float">
            <text:p>-0,007302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9042" calcext:value-type="float">
            <text:p>16904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3258" calcext:value-type="float">
            <text:p>183258</text:p>
          </table:table-cell>
          <table:table-cell/>
          <table:table-cell table:formula="of:=[.K106]-[.E106]" office:value-type="float" office:value="14216" calcext:value-type="float">
            <text:p>14216</text:p>
          </table:table-cell>
          <table:table-cell table:formula="of:=[.M106]/1000000" office:value-type="float" office:value="0.014216" calcext:value-type="float">
            <text:p>0,014216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5964" calcext:value-type="float">
            <text:p>325964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18827" calcext:value-type="float">
            <text:p>318827</text:p>
          </table:table-cell>
          <table:table-cell/>
          <table:table-cell table:formula="of:=[.K107]-[.E107]" office:value-type="float" office:value="-7137" calcext:value-type="float">
            <text:p>-7137</text:p>
          </table:table-cell>
          <table:table-cell table:formula="of:=[.M107]/1000000" office:value-type="float" office:value="-0.007137" calcext:value-type="float">
            <text:p>-0,007137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7721" calcext:value-type="float">
            <text:p>217721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0064" calcext:value-type="float">
            <text:p>220064</text:p>
          </table:table-cell>
          <table:table-cell/>
          <table:table-cell table:formula="of:=[.K108]-[.E108]" office:value-type="float" office:value="2343" calcext:value-type="float">
            <text:p>2343</text:p>
          </table:table-cell>
          <table:table-cell table:formula="of:=[.M108]/1000000" office:value-type="float" office:value="0.002343" calcext:value-type="float">
            <text:p>0,002343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9834" calcext:value-type="float">
            <text:p>219834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8029" calcext:value-type="float">
            <text:p>218029</text:p>
          </table:table-cell>
          <table:table-cell/>
          <table:table-cell table:formula="of:=[.K109]-[.E109]" office:value-type="float" office:value="-1805" calcext:value-type="float">
            <text:p>-1805</text:p>
          </table:table-cell>
          <table:table-cell table:formula="of:=[.M109]/1000000" office:value-type="float" office:value="-0.001805" calcext:value-type="float">
            <text:p>-0,001805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6320" calcext:value-type="float">
            <text:p>19632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9289" calcext:value-type="float">
            <text:p>179289</text:p>
          </table:table-cell>
          <table:table-cell/>
          <table:table-cell table:formula="of:=[.K110]-[.E110]" office:value-type="float" office:value="-17031" calcext:value-type="float">
            <text:p>-17031</text:p>
          </table:table-cell>
          <table:table-cell table:formula="of:=[.M110]/1000000" office:value-type="float" office:value="-0.017031" calcext:value-type="float">
            <text:p>-0,017031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5121" calcext:value-type="float">
            <text:p>195121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4046" calcext:value-type="float">
            <text:p>204046</text:p>
          </table:table-cell>
          <table:table-cell/>
          <table:table-cell table:formula="of:=[.K111]-[.E111]" office:value-type="float" office:value="8925" calcext:value-type="float">
            <text:p>8925</text:p>
          </table:table-cell>
          <table:table-cell table:formula="of:=[.M111]/1000000" office:value-type="float" office:value="0.008925" calcext:value-type="float">
            <text:p>0,008925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1942" calcext:value-type="float">
            <text:p>20194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7273" calcext:value-type="float">
            <text:p>177273</text:p>
          </table:table-cell>
          <table:table-cell/>
          <table:table-cell table:formula="of:=[.K112]-[.E112]" office:value-type="float" office:value="-24669" calcext:value-type="float">
            <text:p>-24669</text:p>
          </table:table-cell>
          <table:table-cell table:formula="of:=[.M112]/1000000" office:value-type="float" office:value="-0.024669" calcext:value-type="float">
            <text:p>-0,024669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2604" calcext:value-type="float">
            <text:p>332604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8682" calcext:value-type="float">
            <text:p>328682</text:p>
          </table:table-cell>
          <table:table-cell/>
          <table:table-cell table:formula="of:=[.K113]-[.E113]" office:value-type="float" office:value="-3922" calcext:value-type="float">
            <text:p>-3922</text:p>
          </table:table-cell>
          <table:table-cell table:formula="of:=[.M113]/1000000" office:value-type="float" office:value="-0.003922" calcext:value-type="float">
            <text:p>-0,003922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7723" calcext:value-type="float">
            <text:p>227723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5008" calcext:value-type="float">
            <text:p>245008</text:p>
          </table:table-cell>
          <table:table-cell/>
          <table:table-cell table:formula="of:=[.K114]-[.E114]" office:value-type="float" office:value="17285" calcext:value-type="float">
            <text:p>17285</text:p>
          </table:table-cell>
          <table:table-cell table:formula="of:=[.M114]/1000000" office:value-type="float" office:value="0.017285" calcext:value-type="float">
            <text:p>0,01728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5532" calcext:value-type="float">
            <text:p>225532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9253" calcext:value-type="float">
            <text:p>229253</text:p>
          </table:table-cell>
          <table:table-cell/>
          <table:table-cell table:formula="of:=[.K115]-[.E115]" office:value-type="float" office:value="3721" calcext:value-type="float">
            <text:p>3721</text:p>
          </table:table-cell>
          <table:table-cell table:formula="of:=[.M115]/1000000" office:value-type="float" office:value="0.003721" calcext:value-type="float">
            <text:p>0,003721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1626" calcext:value-type="float">
            <text:p>211626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1811" calcext:value-type="float">
            <text:p>221811</text:p>
          </table:table-cell>
          <table:table-cell/>
          <table:table-cell table:formula="of:=[.K116]-[.E116]" office:value-type="float" office:value="10185" calcext:value-type="float">
            <text:p>10185</text:p>
          </table:table-cell>
          <table:table-cell table:formula="of:=[.M116]/1000000" office:value-type="float" office:value="0.010185" calcext:value-type="float">
            <text:p>0,010185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0820" calcext:value-type="float">
            <text:p>210820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1904" calcext:value-type="float">
            <text:p>201904</text:p>
          </table:table-cell>
          <table:table-cell/>
          <table:table-cell table:formula="of:=[.K117]-[.E117]" office:value-type="float" office:value="-8916" calcext:value-type="float">
            <text:p>-8916</text:p>
          </table:table-cell>
          <table:table-cell table:formula="of:=[.M117]/1000000" office:value-type="float" office:value="-0.008916" calcext:value-type="float">
            <text:p>-0,008916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8799" calcext:value-type="float">
            <text:p>198799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1838" calcext:value-type="float">
            <text:p>221838</text:p>
          </table:table-cell>
          <table:table-cell/>
          <table:table-cell table:formula="of:=[.K118]-[.E118]" office:value-type="float" office:value="23039" calcext:value-type="float">
            <text:p>23039</text:p>
          </table:table-cell>
          <table:table-cell table:formula="of:=[.M118]/1000000" office:value-type="float" office:value="0.023039" calcext:value-type="float">
            <text:p>0,023039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1115" calcext:value-type="float">
            <text:p>371115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5969" calcext:value-type="float">
            <text:p>305969</text:p>
          </table:table-cell>
          <table:table-cell/>
          <table:table-cell table:formula="of:=[.K119]-[.E119]" office:value-type="float" office:value="-65146" calcext:value-type="float">
            <text:p>-65146</text:p>
          </table:table-cell>
          <table:table-cell table:formula="of:=[.M119]/1000000" office:value-type="float" office:value="-0.065146" calcext:value-type="float">
            <text:p>-0,065146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4326" calcext:value-type="float">
            <text:p>244326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2473" calcext:value-type="float">
            <text:p>242473</text:p>
          </table:table-cell>
          <table:table-cell/>
          <table:table-cell table:formula="of:=[.K120]-[.E120]" office:value-type="float" office:value="-1853" calcext:value-type="float">
            <text:p>-1853</text:p>
          </table:table-cell>
          <table:table-cell table:formula="of:=[.M120]/1000000" office:value-type="float" office:value="-0.001853" calcext:value-type="float">
            <text:p>-0,001853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4019" calcext:value-type="float">
            <text:p>224019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6349" calcext:value-type="float">
            <text:p>246349</text:p>
          </table:table-cell>
          <table:table-cell/>
          <table:table-cell table:formula="of:=[.K121]-[.E121]" office:value-type="float" office:value="22330" calcext:value-type="float">
            <text:p>22330</text:p>
          </table:table-cell>
          <table:table-cell table:formula="of:=[.M121]/1000000" office:value-type="float" office:value="0.02233" calcext:value-type="float">
            <text:p>0,02233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3646" calcext:value-type="float">
            <text:p>203646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6176" calcext:value-type="float">
            <text:p>236176</text:p>
          </table:table-cell>
          <table:table-cell/>
          <table:table-cell table:formula="of:=[.K122]-[.E122]" office:value-type="float" office:value="32530" calcext:value-type="float">
            <text:p>32530</text:p>
          </table:table-cell>
          <table:table-cell table:formula="of:=[.M122]/1000000" office:value-type="float" office:value="0.03253" calcext:value-type="float">
            <text:p>0,03253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5849" calcext:value-type="float">
            <text:p>245849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6136" calcext:value-type="float">
            <text:p>246136</text:p>
          </table:table-cell>
          <table:table-cell/>
          <table:table-cell table:formula="of:=[.K123]-[.E123]" office:value-type="float" office:value="287" calcext:value-type="float">
            <text:p>287</text:p>
          </table:table-cell>
          <table:table-cell table:formula="of:=[.M123]/1000000" office:value-type="float" office:value="0.000287" calcext:value-type="float">
            <text:p>0,000287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3265" calcext:value-type="float">
            <text:p>183265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6205" calcext:value-type="float">
            <text:p>246205</text:p>
          </table:table-cell>
          <table:table-cell/>
          <table:table-cell table:formula="of:=[.K124]-[.E124]" office:value-type="float" office:value="62940" calcext:value-type="float">
            <text:p>62940</text:p>
          </table:table-cell>
          <table:table-cell table:formula="of:=[.M124]/1000000" office:value-type="float" office:value="0.06294" calcext:value-type="float">
            <text:p>0,06294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63289" calcext:value-type="float">
            <text:p>363289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7269" calcext:value-type="float">
            <text:p>387269</text:p>
          </table:table-cell>
          <table:table-cell/>
          <table:table-cell table:formula="of:=[.K125]-[.E125]" office:value-type="float" office:value="23980" calcext:value-type="float">
            <text:p>23980</text:p>
          </table:table-cell>
          <table:table-cell table:formula="of:=[.M125]/1000000" office:value-type="float" office:value="0.02398" calcext:value-type="float">
            <text:p>0,0239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1736" calcext:value-type="float">
            <text:p>251736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0056" calcext:value-type="float">
            <text:p>270056</text:p>
          </table:table-cell>
          <table:table-cell/>
          <table:table-cell table:formula="of:=[.K126]-[.E126]" office:value-type="float" office:value="18320" calcext:value-type="float">
            <text:p>18320</text:p>
          </table:table-cell>
          <table:table-cell table:formula="of:=[.M126]/1000000" office:value-type="float" office:value="0.01832" calcext:value-type="float">
            <text:p>0,01832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5177" calcext:value-type="float">
            <text:p>245177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7421" calcext:value-type="float">
            <text:p>267421</text:p>
          </table:table-cell>
          <table:table-cell/>
          <table:table-cell table:formula="of:=[.K127]-[.E127]" office:value-type="float" office:value="22244" calcext:value-type="float">
            <text:p>22244</text:p>
          </table:table-cell>
          <table:table-cell table:formula="of:=[.M127]/1000000" office:value-type="float" office:value="0.022244" calcext:value-type="float">
            <text:p>0,022244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7529" calcext:value-type="float">
            <text:p>227529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8468" calcext:value-type="float">
            <text:p>238468</text:p>
          </table:table-cell>
          <table:table-cell/>
          <table:table-cell table:formula="of:=[.K128]-[.E128]" office:value-type="float" office:value="10939" calcext:value-type="float">
            <text:p>10939</text:p>
          </table:table-cell>
          <table:table-cell table:formula="of:=[.M128]/1000000" office:value-type="float" office:value="0.010939" calcext:value-type="float">
            <text:p>0,01093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2551" calcext:value-type="float">
            <text:p>252551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5151" calcext:value-type="float">
            <text:p>255151</text:p>
          </table:table-cell>
          <table:table-cell/>
          <table:table-cell table:formula="of:=[.K129]-[.E129]" office:value-type="float" office:value="2600" calcext:value-type="float">
            <text:p>2600</text:p>
          </table:table-cell>
          <table:table-cell table:formula="of:=[.M129]/1000000" office:value-type="float" office:value="0.0026" calcext:value-type="float">
            <text:p>0,0026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7268" calcext:value-type="float">
            <text:p>257268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0405" calcext:value-type="float">
            <text:p>260405</text:p>
          </table:table-cell>
          <table:table-cell/>
          <table:table-cell table:formula="of:=[.K130]-[.E130]" office:value-type="float" office:value="3137" calcext:value-type="float">
            <text:p>3137</text:p>
          </table:table-cell>
          <table:table-cell table:formula="of:=[.M130]/1000000" office:value-type="float" office:value="0.003137" calcext:value-type="float">
            <text:p>0,003137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1210" calcext:value-type="float">
            <text:p>381210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03341" calcext:value-type="float">
            <text:p>403341</text:p>
          </table:table-cell>
          <table:table-cell/>
          <table:table-cell table:formula="of:=[.K131]-[.E131]" office:value-type="float" office:value="22131" calcext:value-type="float">
            <text:p>22131</text:p>
          </table:table-cell>
          <table:table-cell table:formula="of:=[.M131]/1000000" office:value-type="float" office:value="0.022131" calcext:value-type="float">
            <text:p>0,022131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4427" calcext:value-type="float">
            <text:p>264427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9465" calcext:value-type="float">
            <text:p>269465</text:p>
          </table:table-cell>
          <table:table-cell/>
          <table:table-cell table:formula="of:=[.K132]-[.E132]" office:value-type="float" office:value="5038" calcext:value-type="float">
            <text:p>5038</text:p>
          </table:table-cell>
          <table:table-cell table:formula="of:=[.M132]/1000000" office:value-type="float" office:value="0.005038" calcext:value-type="float">
            <text:p>0,005038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9235" calcext:value-type="float">
            <text:p>25923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3410" calcext:value-type="float">
            <text:p>263410</text:p>
          </table:table-cell>
          <table:table-cell/>
          <table:table-cell table:formula="of:=[.K133]-[.E133]" office:value-type="float" office:value="4175" calcext:value-type="float">
            <text:p>4175</text:p>
          </table:table-cell>
          <table:table-cell table:formula="of:=[.M133]/1000000" office:value-type="float" office:value="0.004175" calcext:value-type="float">
            <text:p>0,004175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5343" calcext:value-type="float">
            <text:p>255343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4364" calcext:value-type="float">
            <text:p>234364</text:p>
          </table:table-cell>
          <table:table-cell/>
          <table:table-cell table:formula="of:=[.K134]-[.E134]" office:value-type="float" office:value="-20979" calcext:value-type="float">
            <text:p>-20979</text:p>
          </table:table-cell>
          <table:table-cell table:formula="of:=[.M134]/1000000" office:value-type="float" office:value="-0.020979" calcext:value-type="float">
            <text:p>-0,020979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7125" calcext:value-type="float">
            <text:p>287125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3379" calcext:value-type="float">
            <text:p>273379</text:p>
          </table:table-cell>
          <table:table-cell/>
          <table:table-cell table:formula="of:=[.K135]-[.E135]" office:value-type="float" office:value="-13746" calcext:value-type="float">
            <text:p>-13746</text:p>
          </table:table-cell>
          <table:table-cell table:formula="of:=[.M135]/1000000" office:value-type="float" office:value="-0.013746" calcext:value-type="float">
            <text:p>-0,013746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5835" calcext:value-type="float">
            <text:p>285835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9769" calcext:value-type="float">
            <text:p>279769</text:p>
          </table:table-cell>
          <table:table-cell/>
          <table:table-cell table:formula="of:=[.K136]-[.E136]" office:value-type="float" office:value="-6066" calcext:value-type="float">
            <text:p>-6066</text:p>
          </table:table-cell>
          <table:table-cell table:formula="of:=[.M136]/1000000" office:value-type="float" office:value="-0.006066" calcext:value-type="float">
            <text:p>-0,006066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20090" calcext:value-type="float">
            <text:p>420090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3471" calcext:value-type="float">
            <text:p>373471</text:p>
          </table:table-cell>
          <table:table-cell/>
          <table:table-cell table:formula="of:=[.K137]-[.E137]" office:value-type="float" office:value="-46619" calcext:value-type="float">
            <text:p>-46619</text:p>
          </table:table-cell>
          <table:table-cell table:formula="of:=[.M137]/1000000" office:value-type="float" office:value="-0.046619" calcext:value-type="float">
            <text:p>-0,046619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6636" calcext:value-type="float">
            <text:p>256636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3421" calcext:value-type="float">
            <text:p>263421</text:p>
          </table:table-cell>
          <table:table-cell/>
          <table:table-cell table:formula="of:=[.K138]-[.E138]" office:value-type="float" office:value="6785" calcext:value-type="float">
            <text:p>6785</text:p>
          </table:table-cell>
          <table:table-cell table:formula="of:=[.M138]/1000000" office:value-type="float" office:value="0.006785" calcext:value-type="float">
            <text:p>0,00678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2116" calcext:value-type="float">
            <text:p>272116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8429" calcext:value-type="float">
            <text:p>268429</text:p>
          </table:table-cell>
          <table:table-cell/>
          <table:table-cell table:formula="of:=[.K139]-[.E139]" office:value-type="float" office:value="-3687" calcext:value-type="float">
            <text:p>-3687</text:p>
          </table:table-cell>
          <table:table-cell table:formula="of:=[.M139]/1000000" office:value-type="float" office:value="-0.003687" calcext:value-type="float">
            <text:p>-0,003687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2602" calcext:value-type="float">
            <text:p>272602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9189" calcext:value-type="float">
            <text:p>279189</text:p>
          </table:table-cell>
          <table:table-cell/>
          <table:table-cell table:formula="of:=[.K140]-[.E140]" office:value-type="float" office:value="6587" calcext:value-type="float">
            <text:p>6587</text:p>
          </table:table-cell>
          <table:table-cell table:formula="of:=[.M140]/1000000" office:value-type="float" office:value="0.006587" calcext:value-type="float">
            <text:p>0,006587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9066" calcext:value-type="float">
            <text:p>269066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6460" calcext:value-type="float">
            <text:p>256460</text:p>
          </table:table-cell>
          <table:table-cell/>
          <table:table-cell table:formula="of:=[.K141]-[.E141]" office:value-type="float" office:value="-12606" calcext:value-type="float">
            <text:p>-12606</text:p>
          </table:table-cell>
          <table:table-cell table:formula="of:=[.M141]/1000000" office:value-type="float" office:value="-0.012606" calcext:value-type="float">
            <text:p>-0,012606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7681" calcext:value-type="float">
            <text:p>277681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8033" calcext:value-type="float">
            <text:p>308033</text:p>
          </table:table-cell>
          <table:table-cell/>
          <table:table-cell table:formula="of:=[.K142]-[.E142]" office:value-type="float" office:value="30352" calcext:value-type="float">
            <text:p>30352</text:p>
          </table:table-cell>
          <table:table-cell table:formula="of:=[.M142]/1000000" office:value-type="float" office:value="0.030352" calcext:value-type="float">
            <text:p>0,030352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7342" calcext:value-type="float">
            <text:p>457342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38557" calcext:value-type="float">
            <text:p>438557</text:p>
          </table:table-cell>
          <table:table-cell/>
          <table:table-cell table:formula="of:=[.K143]-[.E143]" office:value-type="float" office:value="-18785" calcext:value-type="float">
            <text:p>-18785</text:p>
          </table:table-cell>
          <table:table-cell table:formula="of:=[.M143]/1000000" office:value-type="float" office:value="-0.018785" calcext:value-type="float">
            <text:p>-0,018785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8783" calcext:value-type="float">
            <text:p>278783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1787" calcext:value-type="float">
            <text:p>291787</text:p>
          </table:table-cell>
          <table:table-cell/>
          <table:table-cell table:formula="of:=[.K144]-[.E144]" office:value-type="float" office:value="13004" calcext:value-type="float">
            <text:p>13004</text:p>
          </table:table-cell>
          <table:table-cell table:formula="of:=[.M144]/1000000" office:value-type="float" office:value="0.013004" calcext:value-type="float">
            <text:p>0,013004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5448" calcext:value-type="float">
            <text:p>285448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3733" calcext:value-type="float">
            <text:p>283733</text:p>
          </table:table-cell>
          <table:table-cell/>
          <table:table-cell table:formula="of:=[.K145]-[.E145]" office:value-type="float" office:value="-1715" calcext:value-type="float">
            <text:p>-1715</text:p>
          </table:table-cell>
          <table:table-cell table:formula="of:=[.M145]/1000000" office:value-type="float" office:value="-0.001715" calcext:value-type="float">
            <text:p>-0,001715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4375" calcext:value-type="float">
            <text:p>294375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9152" calcext:value-type="float">
            <text:p>299152</text:p>
          </table:table-cell>
          <table:table-cell/>
          <table:table-cell table:formula="of:=[.K146]-[.E146]" office:value-type="float" office:value="4777" calcext:value-type="float">
            <text:p>4777</text:p>
          </table:table-cell>
          <table:table-cell table:formula="of:=[.M146]/1000000" office:value-type="float" office:value="0.004777" calcext:value-type="float">
            <text:p>0,004777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6835" calcext:value-type="float">
            <text:p>256835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7933" calcext:value-type="float">
            <text:p>247933</text:p>
          </table:table-cell>
          <table:table-cell/>
          <table:table-cell table:formula="of:=[.K147]-[.E147]" office:value-type="float" office:value="-8902" calcext:value-type="float">
            <text:p>-8902</text:p>
          </table:table-cell>
          <table:table-cell table:formula="of:=[.M147]/1000000" office:value-type="float" office:value="-0.008902" calcext:value-type="float">
            <text:p>-0,008902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3082" calcext:value-type="float">
            <text:p>29308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6188" calcext:value-type="float">
            <text:p>336188</text:p>
          </table:table-cell>
          <table:table-cell/>
          <table:table-cell table:formula="of:=[.K148]-[.E148]" office:value-type="float" office:value="43106" calcext:value-type="float">
            <text:p>43106</text:p>
          </table:table-cell>
          <table:table-cell table:formula="of:=[.M148]/1000000" office:value-type="float" office:value="0.043106" calcext:value-type="float">
            <text:p>0,043106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74112" calcext:value-type="float">
            <text:p>474112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87700" calcext:value-type="float">
            <text:p>487700</text:p>
          </table:table-cell>
          <table:table-cell/>
          <table:table-cell table:formula="of:=[.K149]-[.E149]" office:value-type="float" office:value="13588" calcext:value-type="float">
            <text:p>13588</text:p>
          </table:table-cell>
          <table:table-cell table:formula="of:=[.M149]/1000000" office:value-type="float" office:value="0.013588" calcext:value-type="float">
            <text:p>0,01358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0775" calcext:value-type="float">
            <text:p>300775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6743" calcext:value-type="float">
            <text:p>246743</text:p>
          </table:table-cell>
          <table:table-cell/>
          <table:table-cell table:formula="of:=[.K150]-[.E150]" office:value-type="float" office:value="-54032" calcext:value-type="float">
            <text:p>-54032</text:p>
          </table:table-cell>
          <table:table-cell table:formula="of:=[.M150]/1000000" office:value-type="float" office:value="-0.054032" calcext:value-type="float">
            <text:p>-0,054032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3799" calcext:value-type="float">
            <text:p>303799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9595" calcext:value-type="float">
            <text:p>289595</text:p>
          </table:table-cell>
          <table:table-cell/>
          <table:table-cell table:formula="of:=[.K151]-[.E151]" office:value-type="float" office:value="-14204" calcext:value-type="float">
            <text:p>-14204</text:p>
          </table:table-cell>
          <table:table-cell table:formula="of:=[.M151]/1000000" office:value-type="float" office:value="-0.014204" calcext:value-type="float">
            <text:p>-0,014204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2180" calcext:value-type="float">
            <text:p>29218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4267" calcext:value-type="float">
            <text:p>284267</text:p>
          </table:table-cell>
          <table:table-cell/>
          <table:table-cell table:formula="of:=[.K152]-[.E152]" office:value-type="float" office:value="-7913" calcext:value-type="float">
            <text:p>-7913</text:p>
          </table:table-cell>
          <table:table-cell table:formula="of:=[.M152]/1000000" office:value-type="float" office:value="-0.007913" calcext:value-type="float">
            <text:p>-0,007913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6715" calcext:value-type="float">
            <text:p>286715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4109" calcext:value-type="float">
            <text:p>264109</text:p>
          </table:table-cell>
          <table:table-cell/>
          <table:table-cell table:formula="of:=[.K153]-[.E153]" office:value-type="float" office:value="-22606" calcext:value-type="float">
            <text:p>-22606</text:p>
          </table:table-cell>
          <table:table-cell table:formula="of:=[.M153]/1000000" office:value-type="float" office:value="-0.022606" calcext:value-type="float">
            <text:p>-0,022606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4606" calcext:value-type="float">
            <text:p>334606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4487" calcext:value-type="float">
            <text:p>354487</text:p>
          </table:table-cell>
          <table:table-cell/>
          <table:table-cell table:formula="of:=[.K154]-[.E154]" office:value-type="float" office:value="19881" calcext:value-type="float">
            <text:p>19881</text:p>
          </table:table-cell>
          <table:table-cell table:formula="of:=[.M154]/1000000" office:value-type="float" office:value="0.019881" calcext:value-type="float">
            <text:p>0,019881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87185" calcext:value-type="float">
            <text:p>487185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84807" calcext:value-type="float">
            <text:p>484807</text:p>
          </table:table-cell>
          <table:table-cell/>
          <table:table-cell table:formula="of:=[.K155]-[.E155]" office:value-type="float" office:value="-2378" calcext:value-type="float">
            <text:p>-2378</text:p>
          </table:table-cell>
          <table:table-cell table:formula="of:=[.M155]/1000000" office:value-type="float" office:value="-0.002378" calcext:value-type="float">
            <text:p>-0,002378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5538" calcext:value-type="float">
            <text:p>305538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8393" calcext:value-type="float">
            <text:p>298393</text:p>
          </table:table-cell>
          <table:table-cell/>
          <table:table-cell table:formula="of:=[.K156]-[.E156]" office:value-type="float" office:value="-7145" calcext:value-type="float">
            <text:p>-7145</text:p>
          </table:table-cell>
          <table:table-cell table:formula="of:=[.M156]/1000000" office:value-type="float" office:value="-0.007145" calcext:value-type="float">
            <text:p>-0,00714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12083" calcext:value-type="float">
            <text:p>312083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1408" calcext:value-type="float">
            <text:p>281408</text:p>
          </table:table-cell>
          <table:table-cell/>
          <table:table-cell table:formula="of:=[.K157]-[.E157]" office:value-type="float" office:value="-30675" calcext:value-type="float">
            <text:p>-30675</text:p>
          </table:table-cell>
          <table:table-cell table:formula="of:=[.M157]/1000000" office:value-type="float" office:value="-0.030675" calcext:value-type="float">
            <text:p>-0,030675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43860" calcext:value-type="float">
            <text:p>343860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4854" calcext:value-type="float">
            <text:p>294854</text:p>
          </table:table-cell>
          <table:table-cell/>
          <table:table-cell table:formula="of:=[.K158]-[.E158]" office:value-type="float" office:value="-49006" calcext:value-type="float">
            <text:p>-49006</text:p>
          </table:table-cell>
          <table:table-cell table:formula="of:=[.M158]/1000000" office:value-type="float" office:value="-0.049006" calcext:value-type="float">
            <text:p>-0,049006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62434" calcext:value-type="float">
            <text:p>362434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2910" calcext:value-type="float">
            <text:p>292910</text:p>
          </table:table-cell>
          <table:table-cell/>
          <table:table-cell table:formula="of:=[.K159]-[.E159]" office:value-type="float" office:value="-69524" calcext:value-type="float">
            <text:p>-69524</text:p>
          </table:table-cell>
          <table:table-cell table:formula="of:=[.M159]/1000000" office:value-type="float" office:value="-0.069524" calcext:value-type="float">
            <text:p>-0,069524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95868" calcext:value-type="float">
            <text:p>395868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5781" calcext:value-type="float">
            <text:p>375781</text:p>
          </table:table-cell>
          <table:table-cell/>
          <table:table-cell table:formula="of:=[.K160]-[.E160]" office:value-type="float" office:value="-20087" calcext:value-type="float">
            <text:p>-20087</text:p>
          </table:table-cell>
          <table:table-cell table:formula="of:=[.M160]/1000000" office:value-type="float" office:value="-0.020087" calcext:value-type="float">
            <text:p>-0,020087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06745" calcext:value-type="float">
            <text:p>506745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4462" calcext:value-type="float">
            <text:p>454462</text:p>
          </table:table-cell>
          <table:table-cell/>
          <table:table-cell table:formula="of:=[.K161]-[.E161]" office:value-type="float" office:value="-52283" calcext:value-type="float">
            <text:p>-52283</text:p>
          </table:table-cell>
          <table:table-cell table:formula="of:=[.M161]/1000000" office:value-type="float" office:value="-0.052283" calcext:value-type="float">
            <text:p>-0,052283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15376" calcext:value-type="float">
            <text:p>315376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2428" calcext:value-type="float">
            <text:p>332428</text:p>
          </table:table-cell>
          <table:table-cell/>
          <table:table-cell table:formula="of:=[.K162]-[.E162]" office:value-type="float" office:value="17052" calcext:value-type="float">
            <text:p>17052</text:p>
          </table:table-cell>
          <table:table-cell table:formula="of:=[.M162]/1000000" office:value-type="float" office:value="0.017052" calcext:value-type="float">
            <text:p>0,017052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6745" calcext:value-type="float">
            <text:p>326745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2498" calcext:value-type="float">
            <text:p>322498</text:p>
          </table:table-cell>
          <table:table-cell/>
          <table:table-cell table:formula="of:=[.K163]-[.E163]" office:value-type="float" office:value="-4247" calcext:value-type="float">
            <text:p>-4247</text:p>
          </table:table-cell>
          <table:table-cell table:formula="of:=[.M163]/1000000" office:value-type="float" office:value="-0.004247" calcext:value-type="float">
            <text:p>-0,004247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6622" calcext:value-type="float">
            <text:p>356622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2654" calcext:value-type="float">
            <text:p>372654</text:p>
          </table:table-cell>
          <table:table-cell/>
          <table:table-cell table:formula="of:=[.K164]-[.E164]" office:value-type="float" office:value="16032" calcext:value-type="float">
            <text:p>16032</text:p>
          </table:table-cell>
          <table:table-cell table:formula="of:=[.M164]/1000000" office:value-type="float" office:value="0.016032" calcext:value-type="float">
            <text:p>0,016032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9634" calcext:value-type="float">
            <text:p>379634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6873" calcext:value-type="float">
            <text:p>356873</text:p>
          </table:table-cell>
          <table:table-cell/>
          <table:table-cell table:formula="of:=[.K165]-[.E165]" office:value-type="float" office:value="-22761" calcext:value-type="float">
            <text:p>-22761</text:p>
          </table:table-cell>
          <table:table-cell table:formula="of:=[.M165]/1000000" office:value-type="float" office:value="-0.022761" calcext:value-type="float">
            <text:p>-0,022761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8871" calcext:value-type="float">
            <text:p>388871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98859" calcext:value-type="float">
            <text:p>398859</text:p>
          </table:table-cell>
          <table:table-cell/>
          <table:table-cell table:formula="of:=[.K166]-[.E166]" office:value-type="float" office:value="9988" calcext:value-type="float">
            <text:p>9988</text:p>
          </table:table-cell>
          <table:table-cell table:formula="of:=[.M166]/1000000" office:value-type="float" office:value="0.009988" calcext:value-type="float">
            <text:p>0,009988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38391" calcext:value-type="float">
            <text:p>538391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54910" calcext:value-type="float">
            <text:p>554910</text:p>
          </table:table-cell>
          <table:table-cell/>
          <table:table-cell table:formula="of:=[.K167]-[.E167]" office:value-type="float" office:value="16519" calcext:value-type="float">
            <text:p>16519</text:p>
          </table:table-cell>
          <table:table-cell table:formula="of:=[.M167]/1000000" office:value-type="float" office:value="0.016519" calcext:value-type="float">
            <text:p>0,016519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1467" calcext:value-type="float">
            <text:p>331467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8054" calcext:value-type="float">
            <text:p>328054</text:p>
          </table:table-cell>
          <table:table-cell/>
          <table:table-cell table:formula="of:=[.K168]-[.E168]" office:value-type="float" office:value="-3413" calcext:value-type="float">
            <text:p>-3413</text:p>
          </table:table-cell>
          <table:table-cell table:formula="of:=[.M168]/1000000" office:value-type="float" office:value="-0.003413" calcext:value-type="float">
            <text:p>-0,003413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0907" calcext:value-type="float">
            <text:p>330907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9123" calcext:value-type="float">
            <text:p>339123</text:p>
          </table:table-cell>
          <table:table-cell/>
          <table:table-cell table:formula="of:=[.K169]-[.E169]" office:value-type="float" office:value="8216" calcext:value-type="float">
            <text:p>8216</text:p>
          </table:table-cell>
          <table:table-cell table:formula="of:=[.M169]/1000000" office:value-type="float" office:value="0.008216" calcext:value-type="float">
            <text:p>0,008216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0955" calcext:value-type="float">
            <text:p>380955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90275" calcext:value-type="float">
            <text:p>390275</text:p>
          </table:table-cell>
          <table:table-cell/>
          <table:table-cell table:formula="of:=[.K170]-[.E170]" office:value-type="float" office:value="9320" calcext:value-type="float">
            <text:p>9320</text:p>
          </table:table-cell>
          <table:table-cell table:formula="of:=[.M170]/1000000" office:value-type="float" office:value="0.00932" calcext:value-type="float">
            <text:p>0,00932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07002" calcext:value-type="float">
            <text:p>407002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05890" calcext:value-type="float">
            <text:p>405890</text:p>
          </table:table-cell>
          <table:table-cell/>
          <table:table-cell table:formula="of:=[.K171]-[.E171]" office:value-type="float" office:value="-1112" calcext:value-type="float">
            <text:p>-1112</text:p>
          </table:table-cell>
          <table:table-cell table:formula="of:=[.M171]/1000000" office:value-type="float" office:value="-0.001112" calcext:value-type="float">
            <text:p>-0,001112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14848" calcext:value-type="float">
            <text:p>414848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09864" calcext:value-type="float">
            <text:p>409864</text:p>
          </table:table-cell>
          <table:table-cell/>
          <table:table-cell table:formula="of:=[.K172]-[.E172]" office:value-type="float" office:value="-4984" calcext:value-type="float">
            <text:p>-4984</text:p>
          </table:table-cell>
          <table:table-cell table:formula="of:=[.M172]/1000000" office:value-type="float" office:value="-0.004984" calcext:value-type="float">
            <text:p>-0,004984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34255" calcext:value-type="float">
            <text:p>534255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67778" calcext:value-type="float">
            <text:p>567778</text:p>
          </table:table-cell>
          <table:table-cell/>
          <table:table-cell table:formula="of:=[.K173]-[.E173]" office:value-type="float" office:value="33523" calcext:value-type="float">
            <text:p>33523</text:p>
          </table:table-cell>
          <table:table-cell table:formula="of:=[.M173]/1000000" office:value-type="float" office:value="0.033523" calcext:value-type="float">
            <text:p>0,033523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49760" calcext:value-type="float">
            <text:p>349760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0537" calcext:value-type="float">
            <text:p>300537</text:p>
          </table:table-cell>
          <table:table-cell/>
          <table:table-cell table:formula="of:=[.K174]-[.E174]" office:value-type="float" office:value="-49223" calcext:value-type="float">
            <text:p>-49223</text:p>
          </table:table-cell>
          <table:table-cell table:formula="of:=[.M174]/1000000" office:value-type="float" office:value="-0.049223" calcext:value-type="float">
            <text:p>-0,049223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4480" calcext:value-type="float">
            <text:p>334480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44143" calcext:value-type="float">
            <text:p>344143</text:p>
          </table:table-cell>
          <table:table-cell/>
          <table:table-cell table:formula="of:=[.K175]-[.E175]" office:value-type="float" office:value="9663" calcext:value-type="float">
            <text:p>9663</text:p>
          </table:table-cell>
          <table:table-cell table:formula="of:=[.M175]/1000000" office:value-type="float" office:value="0.009663" calcext:value-type="float">
            <text:p>0,009663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7123" calcext:value-type="float">
            <text:p>377123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0645" calcext:value-type="float">
            <text:p>380645</text:p>
          </table:table-cell>
          <table:table-cell/>
          <table:table-cell table:formula="of:=[.K176]-[.E176]" office:value-type="float" office:value="3522" calcext:value-type="float">
            <text:p>3522</text:p>
          </table:table-cell>
          <table:table-cell table:formula="of:=[.M176]/1000000" office:value-type="float" office:value="0.003522" calcext:value-type="float">
            <text:p>0,003522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7159" calcext:value-type="float">
            <text:p>387159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08488" calcext:value-type="float">
            <text:p>408488</text:p>
          </table:table-cell>
          <table:table-cell/>
          <table:table-cell table:formula="of:=[.K177]-[.E177]" office:value-type="float" office:value="21329" calcext:value-type="float">
            <text:p>21329</text:p>
          </table:table-cell>
          <table:table-cell table:formula="of:=[.M177]/1000000" office:value-type="float" office:value="0.021329" calcext:value-type="float">
            <text:p>0,021329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40122" calcext:value-type="float">
            <text:p>440122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29140" calcext:value-type="float">
            <text:p>429140</text:p>
          </table:table-cell>
          <table:table-cell/>
          <table:table-cell table:formula="of:=[.K178]-[.E178]" office:value-type="float" office:value="-10982" calcext:value-type="float">
            <text:p>-10982</text:p>
          </table:table-cell>
          <table:table-cell table:formula="of:=[.M178]/1000000" office:value-type="float" office:value="-0.010982" calcext:value-type="float">
            <text:p>-0,010982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90897" calcext:value-type="float">
            <text:p>590897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83246" calcext:value-type="float">
            <text:p>583246</text:p>
          </table:table-cell>
          <table:table-cell/>
          <table:table-cell table:formula="of:=[.K179]-[.E179]" office:value-type="float" office:value="-7651" calcext:value-type="float">
            <text:p>-7651</text:p>
          </table:table-cell>
          <table:table-cell table:formula="of:=[.M179]/1000000" office:value-type="float" office:value="-0.007651" calcext:value-type="float">
            <text:p>-0,007651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61700" calcext:value-type="float">
            <text:p>361700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66795" calcext:value-type="float">
            <text:p>366795</text:p>
          </table:table-cell>
          <table:table-cell/>
          <table:table-cell table:formula="of:=[.K180]-[.E180]" office:value-type="float" office:value="5095" calcext:value-type="float">
            <text:p>5095</text:p>
          </table:table-cell>
          <table:table-cell table:formula="of:=[.M180]/1000000" office:value-type="float" office:value="0.005095" calcext:value-type="float">
            <text:p>0,005095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47049" calcext:value-type="float">
            <text:p>347049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7903" calcext:value-type="float">
            <text:p>357903</text:p>
          </table:table-cell>
          <table:table-cell/>
          <table:table-cell table:formula="of:=[.K181]-[.E181]" office:value-type="float" office:value="10854" calcext:value-type="float">
            <text:p>10854</text:p>
          </table:table-cell>
          <table:table-cell table:formula="of:=[.M181]/1000000" office:value-type="float" office:value="0.010854" calcext:value-type="float">
            <text:p>0,010854</text:p>
          </table:table-cell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16016" calcext:value-type="float">
            <text:p>416016</text:p>
          </table:table-cell>
          <table:table-cell/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06335" calcext:value-type="float">
            <text:p>406335</text:p>
          </table:table-cell>
          <table:table-cell/>
          <table:table-cell table:formula="of:=[.K182]-[.E182]" office:value-type="float" office:value="-9681" calcext:value-type="float">
            <text:p>-9681</text:p>
          </table:table-cell>
          <table:table-cell table:formula="of:=[.M182]/1000000" office:value-type="float" office:value="-0.009681" calcext:value-type="float">
            <text:p>-0,009681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15297" calcext:value-type="float">
            <text:p>415297</text:p>
          </table:table-cell>
          <table:table-cell/>
          <table:table-cell office:value-type="string" calcext:value-type="string">
            <text:p>simpaSRG_RAY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0070" calcext:value-type="float">
            <text:p>460070</text:p>
          </table:table-cell>
          <table:table-cell/>
          <table:table-cell table:formula="of:=[.K183]-[.E183]" office:value-type="float" office:value="44773" calcext:value-type="float">
            <text:p>44773</text:p>
          </table:table-cell>
          <table:table-cell table:formula="of:=[.M183]/1000000" office:value-type="float" office:value="0.044773" calcext:value-type="float">
            <text:p>0,044773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6193" calcext:value-type="float">
            <text:p>466193</text:p>
          </table:table-cell>
          <table:table-cell/>
          <table:table-cell office:value-type="string" calcext:value-type="string">
            <text:p>simpaSRG_ERC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0612" calcext:value-type="float">
            <text:p>460612</text:p>
          </table:table-cell>
          <table:table-cell/>
          <table:table-cell table:formula="of:=[.K184]-[.E184]" office:value-type="float" office:value="-5581" calcext:value-type="float">
            <text:p>-5581</text:p>
          </table:table-cell>
          <table:table-cell table:formula="of:=[.M184]/1000000" office:value-type="float" office:value="-0.005581" calcext:value-type="float">
            <text:p>-0,005581</text:p>
          </table:table-cell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18675" calcext:value-type="float">
            <text:p>618675</text:p>
          </table:table-cell>
          <table:table-cell/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05248" calcext:value-type="float">
            <text:p>505248</text:p>
          </table:table-cell>
          <table:table-cell/>
          <table:table-cell table:formula="of:=[.K185]-[.E185]" office:value-type="float" office:value="-113427" calcext:value-type="float">
            <text:p>-113427</text:p>
          </table:table-cell>
          <table:table-cell table:formula="of:=[.M185]/1000000" office:value-type="float" office:value="-0.113427" calcext:value-type="float">
            <text:p>-0,113427</text:p>
          </table:table-cell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8465" calcext:value-type="float">
            <text:p>378465</text:p>
          </table:table-cell>
          <table:table-cell/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9676" calcext:value-type="float">
            <text:p>389676</text:p>
          </table:table-cell>
          <table:table-cell/>
          <table:table-cell table:formula="of:=[.K186]-[.E186]" office:value-type="float" office:value="11211" calcext:value-type="float">
            <text:p>11211</text:p>
          </table:table-cell>
          <table:table-cell table:formula="of:=[.M186]/1000000" office:value-type="float" office:value="0.011211" calcext:value-type="float">
            <text:p>0,011211</text:p>
          </table:table-cell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5408" calcext:value-type="float">
            <text:p>355408</text:p>
          </table:table-cell>
          <table:table-cell/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2758" calcext:value-type="float">
            <text:p>352758</text:p>
          </table:table-cell>
          <table:table-cell/>
          <table:table-cell table:formula="of:=[.K187]-[.E187]" office:value-type="float" office:value="-2650" calcext:value-type="float">
            <text:p>-2650</text:p>
          </table:table-cell>
          <table:table-cell table:formula="of:=[.M187]/1000000" office:value-type="float" office:value="-0.00265" calcext:value-type="float">
            <text:p>-0,0026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13162494" calcext:value-type="float">
            <text:p>13162494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13298288" calcext:value-type="float">
            <text:p>13298288</text:p>
          </table:table-cell>
          <table:table-cell/>
          <table:table-cell table:formula="of:=[.K188]-[.E188]" office:value-type="float" office:value="135794" calcext:value-type="float">
            <text:p>135794</text:p>
          </table:table-cell>
          <table:table-cell table:formula="of:=[.M188]/1000000" office:value-type="float" office:value="0.135794" calcext:value-type="float">
            <text:p>0,13579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9050235" calcext:value-type="float">
            <text:p>9050235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9282879" calcext:value-type="float">
            <text:p>9282879</text:p>
          </table:table-cell>
          <table:table-cell/>
          <table:table-cell table:formula="of:=[.K189]-[.E189]" office:value-type="float" office:value="232644" calcext:value-type="float">
            <text:p>232644</text:p>
          </table:table-cell>
          <table:table-cell table:formula="of:=[.M189]/1000000" office:value-type="float" office:value="0.232644" calcext:value-type="float">
            <text:p>0,23264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304523" calcext:value-type="float">
            <text:p>21304523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580985" calcext:value-type="float">
            <text:p>22580985</text:p>
          </table:table-cell>
          <table:table-cell/>
          <table:table-cell table:formula="of:=[.K190]-[.E190]" office:value-type="float" office:value="1276462" calcext:value-type="float">
            <text:p>1276462</text:p>
          </table:table-cell>
          <table:table-cell table:formula="of:=[.M190]/1000000" office:value-type="float" office:value="1.276462" calcext:value-type="float">
            <text:p>1,27646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526404" calcext:value-type="float">
            <text:p>1452640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535329" calcext:value-type="float">
            <text:p>14535329</text:p>
          </table:table-cell>
          <table:table-cell/>
          <table:table-cell table:formula="of:=[.K191]-[.E191]" office:value-type="float" office:value="8925" calcext:value-type="float">
            <text:p>8925</text:p>
          </table:table-cell>
          <table:table-cell table:formula="of:=[.M191]/1000000" office:value-type="float" office:value="0.008925" calcext:value-type="float">
            <text:p>0,00892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5759743" calcext:value-type="float">
            <text:p>15759743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5992866" calcext:value-type="float">
            <text:p>15992866</text:p>
          </table:table-cell>
          <table:table-cell/>
          <table:table-cell table:formula="of:=[.K192]-[.E192]" office:value-type="float" office:value="233123" calcext:value-type="float">
            <text:p>233123</text:p>
          </table:table-cell>
          <table:table-cell table:formula="of:=[.M192]/1000000" office:value-type="float" office:value="0.233123" calcext:value-type="float">
            <text:p>0,23312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0956220" calcext:value-type="float">
            <text:p>10956220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0995826" calcext:value-type="float">
            <text:p>10995826</text:p>
          </table:table-cell>
          <table:table-cell/>
          <table:table-cell table:formula="of:=[.K193]-[.E193]" office:value-type="float" office:value="39606" calcext:value-type="float">
            <text:p>39606</text:p>
          </table:table-cell>
          <table:table-cell table:formula="of:=[.M193]/1000000" office:value-type="float" office:value="0.039606" calcext:value-type="float">
            <text:p>0,03960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44876" calcext:value-type="float">
            <text:p>244876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63219" calcext:value-type="float">
            <text:p>263219</text:p>
          </table:table-cell>
          <table:table-cell/>
          <table:table-cell table:formula="of:=[.K194]-[.E194]" office:value-type="float" office:value="18343" calcext:value-type="float">
            <text:p>18343</text:p>
          </table:table-cell>
          <table:table-cell table:formula="of:=[.M194]/1000000" office:value-type="float" office:value="0.018343" calcext:value-type="float">
            <text:p>0,01834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192187" calcext:value-type="float">
            <text:p>192187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13704" calcext:value-type="float">
            <text:p>213704</text:p>
          </table:table-cell>
          <table:table-cell/>
          <table:table-cell table:formula="of:=[.K195]-[.E195]" office:value-type="float" office:value="21517" calcext:value-type="float">
            <text:p>21517</text:p>
          </table:table-cell>
          <table:table-cell table:formula="of:=[.M195]/1000000" office:value-type="float" office:value="0.021517" calcext:value-type="float">
            <text:p>0,02151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9499" calcext:value-type="float">
            <text:p>9499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9714" calcext:value-type="float">
            <text:p>9714</text:p>
          </table:table-cell>
          <table:table-cell/>
          <table:table-cell table:formula="of:=[.K196]-[.E196]" office:value-type="float" office:value="215" calcext:value-type="float">
            <text:p>215</text:p>
          </table:table-cell>
          <table:table-cell table:formula="of:=[.M196]/1000000" office:value-type="float" office:value="0.000215" calcext:value-type="float">
            <text:p>0,00021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3872" calcext:value-type="float">
            <text:p>13872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4176" calcext:value-type="float">
            <text:p>14176</text:p>
          </table:table-cell>
          <table:table-cell/>
          <table:table-cell table:formula="of:=[.K197]-[.E197]" office:value-type="float" office:value="304" calcext:value-type="float">
            <text:p>304</text:p>
          </table:table-cell>
          <table:table-cell table:formula="of:=[.M197]/1000000" office:value-type="float" office:value="0.000304" calcext:value-type="float">
            <text:p>0,00030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665386" calcext:value-type="float">
            <text:p>665386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691478" calcext:value-type="float">
            <text:p>691478</text:p>
          </table:table-cell>
          <table:table-cell/>
          <table:table-cell table:formula="of:=[.K198]-[.E198]" office:value-type="float" office:value="26092" calcext:value-type="float">
            <text:p>26092</text:p>
          </table:table-cell>
          <table:table-cell table:formula="of:=[.M198]/1000000" office:value-type="float" office:value="0.026092" calcext:value-type="float">
            <text:p>0,02609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402124" calcext:value-type="float">
            <text:p>40212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437878" calcext:value-type="float">
            <text:p>437878</text:p>
          </table:table-cell>
          <table:table-cell/>
          <table:table-cell table:formula="of:=[.K199]-[.E199]" office:value-type="float" office:value="35754" calcext:value-type="float">
            <text:p>35754</text:p>
          </table:table-cell>
          <table:table-cell table:formula="of:=[.M199]/1000000" office:value-type="float" office:value="0.035754" calcext:value-type="float">
            <text:p>0,03575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527821" calcext:value-type="float">
            <text:p>10527821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658096" calcext:value-type="float">
            <text:p>10658096</text:p>
          </table:table-cell>
          <table:table-cell/>
          <table:table-cell table:formula="of:=[.K200]-[.E200]" office:value-type="float" office:value="130275" calcext:value-type="float">
            <text:p>130275</text:p>
          </table:table-cell>
          <table:table-cell table:formula="of:=[.M200]/1000000" office:value-type="float" office:value="0.130275" calcext:value-type="float">
            <text:p>0,13027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459105" calcext:value-type="float">
            <text:p>7459105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644297" calcext:value-type="float">
            <text:p>7644297</text:p>
          </table:table-cell>
          <table:table-cell/>
          <table:table-cell table:formula="of:=[.K201]-[.E201]" office:value-type="float" office:value="185192" calcext:value-type="float">
            <text:p>185192</text:p>
          </table:table-cell>
          <table:table-cell table:formula="of:=[.M201]/1000000" office:value-type="float" office:value="0.185192" calcext:value-type="float">
            <text:p>0,18519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0712" calcext:value-type="float">
            <text:p>4071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5187" calcext:value-type="float">
            <text:p>45187</text:p>
          </table:table-cell>
          <table:table-cell/>
          <table:table-cell table:formula="of:=[.K202]-[.E202]" office:value-type="float" office:value="4475" calcext:value-type="float">
            <text:p>4475</text:p>
          </table:table-cell>
          <table:table-cell table:formula="of:=[.M202]/1000000" office:value-type="float" office:value="0.004475" calcext:value-type="float">
            <text:p>0,00447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2137" calcext:value-type="float">
            <text:p>42137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366" calcext:value-type="float">
            <text:p>39366</text:p>
          </table:table-cell>
          <table:table-cell/>
          <table:table-cell table:formula="of:=[.K203]-[.E203]" office:value-type="float" office:value="-2771" calcext:value-type="float">
            <text:p>-2771</text:p>
          </table:table-cell>
          <table:table-cell table:formula="of:=[.M203]/1000000" office:value-type="float" office:value="-0.002771" calcext:value-type="float">
            <text:p>-0,00277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2286" calcext:value-type="float">
            <text:p>62286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1791" calcext:value-type="float">
            <text:p>61791</text:p>
          </table:table-cell>
          <table:table-cell/>
          <table:table-cell table:formula="of:=[.K204]-[.E204]" office:value-type="float" office:value="-495" calcext:value-type="float">
            <text:p>-495</text:p>
          </table:table-cell>
          <table:table-cell table:formula="of:=[.M204]/1000000" office:value-type="float" office:value="-0.000495" calcext:value-type="float">
            <text:p>-0,00049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0608" calcext:value-type="float">
            <text:p>50608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486" calcext:value-type="float">
            <text:p>51486</text:p>
          </table:table-cell>
          <table:table-cell/>
          <table:table-cell table:formula="of:=[.K205]-[.E205]" office:value-type="float" office:value="878" calcext:value-type="float">
            <text:p>878</text:p>
          </table:table-cell>
          <table:table-cell table:formula="of:=[.M205]/1000000" office:value-type="float" office:value="0.000878" calcext:value-type="float">
            <text:p>0,00087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5145" calcext:value-type="float">
            <text:p>85145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8894" calcext:value-type="float">
            <text:p>88894</text:p>
          </table:table-cell>
          <table:table-cell/>
          <table:table-cell table:formula="of:=[.K206]-[.E206]" office:value-type="float" office:value="3749" calcext:value-type="float">
            <text:p>3749</text:p>
          </table:table-cell>
          <table:table-cell table:formula="of:=[.M206]/1000000" office:value-type="float" office:value="0.003749" calcext:value-type="float">
            <text:p>0,00374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9174" calcext:value-type="float">
            <text:p>5917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0962" calcext:value-type="float">
            <text:p>60962</text:p>
          </table:table-cell>
          <table:table-cell/>
          <table:table-cell table:formula="of:=[.K207]-[.E207]" office:value-type="float" office:value="1788" calcext:value-type="float">
            <text:p>1788</text:p>
          </table:table-cell>
          <table:table-cell table:formula="of:=[.M207]/1000000" office:value-type="float" office:value="0.001788" calcext:value-type="float">
            <text:p>0,00178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8330" calcext:value-type="float">
            <text:p>108330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6540" calcext:value-type="float">
            <text:p>106540</text:p>
          </table:table-cell>
          <table:table-cell/>
          <table:table-cell table:formula="of:=[.K208]-[.E208]" office:value-type="float" office:value="-1790" calcext:value-type="float">
            <text:p>-1790</text:p>
          </table:table-cell>
          <table:table-cell table:formula="of:=[.M208]/1000000" office:value-type="float" office:value="-0.00179" calcext:value-type="float">
            <text:p>-0,0017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3661" calcext:value-type="float">
            <text:p>73661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9479" calcext:value-type="float">
            <text:p>69479</text:p>
          </table:table-cell>
          <table:table-cell/>
          <table:table-cell table:formula="of:=[.K209]-[.E209]" office:value-type="float" office:value="-4182" calcext:value-type="float">
            <text:p>-4182</text:p>
          </table:table-cell>
          <table:table-cell table:formula="of:=[.M209]/1000000" office:value-type="float" office:value="-0.004182" calcext:value-type="float">
            <text:p>-0,00418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9914" calcext:value-type="float">
            <text:p>129914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8547" calcext:value-type="float">
            <text:p>128547</text:p>
          </table:table-cell>
          <table:table-cell/>
          <table:table-cell table:formula="of:=[.K210]-[.E210]" office:value-type="float" office:value="-1367" calcext:value-type="float">
            <text:p>-1367</text:p>
          </table:table-cell>
          <table:table-cell table:formula="of:=[.M210]/1000000" office:value-type="float" office:value="-0.001367" calcext:value-type="float">
            <text:p>-0,00136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1520" calcext:value-type="float">
            <text:p>81520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9809" calcext:value-type="float">
            <text:p>89809</text:p>
          </table:table-cell>
          <table:table-cell/>
          <table:table-cell table:formula="of:=[.K211]-[.E211]" office:value-type="float" office:value="8289" calcext:value-type="float">
            <text:p>8289</text:p>
          </table:table-cell>
          <table:table-cell table:formula="of:=[.M211]/1000000" office:value-type="float" office:value="0.008289" calcext:value-type="float">
            <text:p>0,00828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4766" calcext:value-type="float">
            <text:p>154766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8874" calcext:value-type="float">
            <text:p>158874</text:p>
          </table:table-cell>
          <table:table-cell/>
          <table:table-cell table:formula="of:=[.K212]-[.E212]" office:value-type="float" office:value="4108" calcext:value-type="float">
            <text:p>4108</text:p>
          </table:table-cell>
          <table:table-cell table:formula="of:=[.M212]/1000000" office:value-type="float" office:value="0.004108" calcext:value-type="float">
            <text:p>0,00410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7909" calcext:value-type="float">
            <text:p>97909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1605" calcext:value-type="float">
            <text:p>91605</text:p>
          </table:table-cell>
          <table:table-cell/>
          <table:table-cell table:formula="of:=[.K213]-[.E213]" office:value-type="float" office:value="-6304" calcext:value-type="float">
            <text:p>-6304</text:p>
          </table:table-cell>
          <table:table-cell table:formula="of:=[.M213]/1000000" office:value-type="float" office:value="-0.006304" calcext:value-type="float">
            <text:p>-0,00630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7768" calcext:value-type="float">
            <text:p>177768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83214" calcext:value-type="float">
            <text:p>183214</text:p>
          </table:table-cell>
          <table:table-cell/>
          <table:table-cell table:formula="of:=[.K214]-[.E214]" office:value-type="float" office:value="5446" calcext:value-type="float">
            <text:p>5446</text:p>
          </table:table-cell>
          <table:table-cell table:formula="of:=[.M214]/1000000" office:value-type="float" office:value="0.005446" calcext:value-type="float">
            <text:p>0,00544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0079" calcext:value-type="float">
            <text:p>110079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9721" calcext:value-type="float">
            <text:p>109721</text:p>
          </table:table-cell>
          <table:table-cell/>
          <table:table-cell table:formula="of:=[.K215]-[.E215]" office:value-type="float" office:value="-358" calcext:value-type="float">
            <text:p>-358</text:p>
          </table:table-cell>
          <table:table-cell table:formula="of:=[.M215]/1000000" office:value-type="float" office:value="-0.000358" calcext:value-type="float">
            <text:p>-0,00035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6645" calcext:value-type="float">
            <text:p>206645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7161" calcext:value-type="float">
            <text:p>207161</text:p>
          </table:table-cell>
          <table:table-cell/>
          <table:table-cell table:formula="of:=[.K216]-[.E216]" office:value-type="float" office:value="516" calcext:value-type="float">
            <text:p>516</text:p>
          </table:table-cell>
          <table:table-cell table:formula="of:=[.M216]/1000000" office:value-type="float" office:value="0.000516" calcext:value-type="float">
            <text:p>0,00051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1730" calcext:value-type="float">
            <text:p>121730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1343" calcext:value-type="float">
            <text:p>121343</text:p>
          </table:table-cell>
          <table:table-cell/>
          <table:table-cell table:formula="of:=[.K217]-[.E217]" office:value-type="float" office:value="-387" calcext:value-type="float">
            <text:p>-387</text:p>
          </table:table-cell>
          <table:table-cell table:formula="of:=[.M217]/1000000" office:value-type="float" office:value="-0.000387" calcext:value-type="float">
            <text:p>-0,00038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9389" calcext:value-type="float">
            <text:p>229389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7160" calcext:value-type="float">
            <text:p>237160</text:p>
          </table:table-cell>
          <table:table-cell/>
          <table:table-cell table:formula="of:=[.K218]-[.E218]" office:value-type="float" office:value="7771" calcext:value-type="float">
            <text:p>7771</text:p>
          </table:table-cell>
          <table:table-cell table:formula="of:=[.M218]/1000000" office:value-type="float" office:value="0.007771" calcext:value-type="float">
            <text:p>0,00777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9200" calcext:value-type="float">
            <text:p>139200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6486" calcext:value-type="float">
            <text:p>136486</text:p>
          </table:table-cell>
          <table:table-cell/>
          <table:table-cell table:formula="of:=[.K219]-[.E219]" office:value-type="float" office:value="-2714" calcext:value-type="float">
            <text:p>-2714</text:p>
          </table:table-cell>
          <table:table-cell table:formula="of:=[.M219]/1000000" office:value-type="float" office:value="-0.002714" calcext:value-type="float">
            <text:p>-0,00271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53852" calcext:value-type="float">
            <text:p>25385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66571" calcext:value-type="float">
            <text:p>266571</text:p>
          </table:table-cell>
          <table:table-cell/>
          <table:table-cell table:formula="of:=[.K220]-[.E220]" office:value-type="float" office:value="12719" calcext:value-type="float">
            <text:p>12719</text:p>
          </table:table-cell>
          <table:table-cell table:formula="of:=[.M220]/1000000" office:value-type="float" office:value="0.012719" calcext:value-type="float">
            <text:p>0,01271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4232" calcext:value-type="float">
            <text:p>144232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3846" calcext:value-type="float">
            <text:p>163846</text:p>
          </table:table-cell>
          <table:table-cell/>
          <table:table-cell table:formula="of:=[.K221]-[.E221]" office:value-type="float" office:value="19614" calcext:value-type="float">
            <text:p>19614</text:p>
          </table:table-cell>
          <table:table-cell table:formula="of:=[.M221]/1000000" office:value-type="float" office:value="0.019614" calcext:value-type="float">
            <text:p>0,01961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73443" calcext:value-type="float">
            <text:p>273443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71752" calcext:value-type="float">
            <text:p>271752</text:p>
          </table:table-cell>
          <table:table-cell/>
          <table:table-cell table:formula="of:=[.K222]-[.E222]" office:value-type="float" office:value="-1691" calcext:value-type="float">
            <text:p>-1691</text:p>
          </table:table-cell>
          <table:table-cell table:formula="of:=[.M222]/1000000" office:value-type="float" office:value="-0.001691" calcext:value-type="float">
            <text:p>-0,00169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3379" calcext:value-type="float">
            <text:p>163379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0022" calcext:value-type="float">
            <text:p>170022</text:p>
          </table:table-cell>
          <table:table-cell/>
          <table:table-cell table:formula="of:=[.K223]-[.E223]" office:value-type="float" office:value="6643" calcext:value-type="float">
            <text:p>6643</text:p>
          </table:table-cell>
          <table:table-cell table:formula="of:=[.M223]/1000000" office:value-type="float" office:value="0.006643" calcext:value-type="float">
            <text:p>0,00664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04493" calcext:value-type="float">
            <text:p>304493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16084" calcext:value-type="float">
            <text:p>316084</text:p>
          </table:table-cell>
          <table:table-cell/>
          <table:table-cell table:formula="of:=[.K224]-[.E224]" office:value-type="float" office:value="11591" calcext:value-type="float">
            <text:p>11591</text:p>
          </table:table-cell>
          <table:table-cell table:formula="of:=[.M224]/1000000" office:value-type="float" office:value="0.011591" calcext:value-type="float">
            <text:p>0,01159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9176" calcext:value-type="float">
            <text:p>179176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5979" calcext:value-type="float">
            <text:p>175979</text:p>
          </table:table-cell>
          <table:table-cell/>
          <table:table-cell table:formula="of:=[.K225]-[.E225]" office:value-type="float" office:value="-3197" calcext:value-type="float">
            <text:p>-3197</text:p>
          </table:table-cell>
          <table:table-cell table:formula="of:=[.M225]/1000000" office:value-type="float" office:value="-0.003197" calcext:value-type="float">
            <text:p>-0,00319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36192" calcext:value-type="float">
            <text:p>33619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47790" calcext:value-type="float">
            <text:p>347790</text:p>
          </table:table-cell>
          <table:table-cell/>
          <table:table-cell table:formula="of:=[.K226]-[.E226]" office:value-type="float" office:value="11598" calcext:value-type="float">
            <text:p>11598</text:p>
          </table:table-cell>
          <table:table-cell table:formula="of:=[.M226]/1000000" office:value-type="float" office:value="0.011598" calcext:value-type="float">
            <text:p>0,01159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1302" calcext:value-type="float">
            <text:p>191302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7718" calcext:value-type="float">
            <text:p>197718</text:p>
          </table:table-cell>
          <table:table-cell/>
          <table:table-cell table:formula="of:=[.K227]-[.E227]" office:value-type="float" office:value="6416" calcext:value-type="float">
            <text:p>6416</text:p>
          </table:table-cell>
          <table:table-cell table:formula="of:=[.M227]/1000000" office:value-type="float" office:value="0.006416" calcext:value-type="float">
            <text:p>0,00641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5702" calcext:value-type="float">
            <text:p>35570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61926" calcext:value-type="float">
            <text:p>361926</text:p>
          </table:table-cell>
          <table:table-cell/>
          <table:table-cell table:formula="of:=[.K228]-[.E228]" office:value-type="float" office:value="6224" calcext:value-type="float">
            <text:p>6224</text:p>
          </table:table-cell>
          <table:table-cell table:formula="of:=[.M228]/1000000" office:value-type="float" office:value="0.006224" calcext:value-type="float">
            <text:p>0,00622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7664" calcext:value-type="float">
            <text:p>20766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9058" calcext:value-type="float">
            <text:p>209058</text:p>
          </table:table-cell>
          <table:table-cell/>
          <table:table-cell table:formula="of:=[.K229]-[.E229]" office:value-type="float" office:value="1394" calcext:value-type="float">
            <text:p>1394</text:p>
          </table:table-cell>
          <table:table-cell table:formula="of:=[.M229]/1000000" office:value-type="float" office:value="0.001394" calcext:value-type="float">
            <text:p>0,00139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87586" calcext:value-type="float">
            <text:p>387586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77182" calcext:value-type="float">
            <text:p>377182</text:p>
          </table:table-cell>
          <table:table-cell/>
          <table:table-cell table:formula="of:=[.K230]-[.E230]" office:value-type="float" office:value="-10404" calcext:value-type="float">
            <text:p>-10404</text:p>
          </table:table-cell>
          <table:table-cell table:formula="of:=[.M230]/1000000" office:value-type="float" office:value="-0.010404" calcext:value-type="float">
            <text:p>-0,01040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6184" calcext:value-type="float">
            <text:p>20618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5554" calcext:value-type="float">
            <text:p>225554</text:p>
          </table:table-cell>
          <table:table-cell/>
          <table:table-cell table:formula="of:=[.K231]-[.E231]" office:value-type="float" office:value="19370" calcext:value-type="float">
            <text:p>19370</text:p>
          </table:table-cell>
          <table:table-cell table:formula="of:=[.M231]/1000000" office:value-type="float" office:value="0.01937" calcext:value-type="float">
            <text:p>0,0193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6025" calcext:value-type="float">
            <text:p>396025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06808" calcext:value-type="float">
            <text:p>406808</text:p>
          </table:table-cell>
          <table:table-cell/>
          <table:table-cell table:formula="of:=[.K232]-[.E232]" office:value-type="float" office:value="10783" calcext:value-type="float">
            <text:p>10783</text:p>
          </table:table-cell>
          <table:table-cell table:formula="of:=[.M232]/1000000" office:value-type="float" office:value="0.010783" calcext:value-type="float">
            <text:p>0,01078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6489" calcext:value-type="float">
            <text:p>236489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40636" calcext:value-type="float">
            <text:p>240636</text:p>
          </table:table-cell>
          <table:table-cell/>
          <table:table-cell table:formula="of:=[.K233]-[.E233]" office:value-type="float" office:value="4147" calcext:value-type="float">
            <text:p>4147</text:p>
          </table:table-cell>
          <table:table-cell table:formula="of:=[.M233]/1000000" office:value-type="float" office:value="0.004147" calcext:value-type="float">
            <text:p>0,00414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45295" calcext:value-type="float">
            <text:p>445295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7429" calcext:value-type="float">
            <text:p>437429</text:p>
          </table:table-cell>
          <table:table-cell/>
          <table:table-cell table:formula="of:=[.K234]-[.E234]" office:value-type="float" office:value="-7866" calcext:value-type="float">
            <text:p>-7866</text:p>
          </table:table-cell>
          <table:table-cell table:formula="of:=[.M234]/1000000" office:value-type="float" office:value="-0.007866" calcext:value-type="float">
            <text:p>-0,00786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9535" calcext:value-type="float">
            <text:p>229535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45357" calcext:value-type="float">
            <text:p>245357</text:p>
          </table:table-cell>
          <table:table-cell/>
          <table:table-cell table:formula="of:=[.K235]-[.E235]" office:value-type="float" office:value="15822" calcext:value-type="float">
            <text:p>15822</text:p>
          </table:table-cell>
          <table:table-cell table:formula="of:=[.M235]/1000000" office:value-type="float" office:value="0.015822" calcext:value-type="float">
            <text:p>0,01582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66252" calcext:value-type="float">
            <text:p>46625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85811" calcext:value-type="float">
            <text:p>485811</text:p>
          </table:table-cell>
          <table:table-cell/>
          <table:table-cell table:formula="of:=[.K236]-[.E236]" office:value-type="float" office:value="19559" calcext:value-type="float">
            <text:p>19559</text:p>
          </table:table-cell>
          <table:table-cell table:formula="of:=[.M236]/1000000" office:value-type="float" office:value="0.019559" calcext:value-type="float">
            <text:p>0,01955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45174" calcext:value-type="float">
            <text:p>24517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70363" calcext:value-type="float">
            <text:p>270363</text:p>
          </table:table-cell>
          <table:table-cell/>
          <table:table-cell table:formula="of:=[.K237]-[.E237]" office:value-type="float" office:value="25189" calcext:value-type="float">
            <text:p>25189</text:p>
          </table:table-cell>
          <table:table-cell table:formula="of:=[.M237]/1000000" office:value-type="float" office:value="0.025189" calcext:value-type="float">
            <text:p>0,02518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89653" calcext:value-type="float">
            <text:p>489653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97504" calcext:value-type="float">
            <text:p>497504</text:p>
          </table:table-cell>
          <table:table-cell/>
          <table:table-cell table:formula="of:=[.K238]-[.E238]" office:value-type="float" office:value="7851" calcext:value-type="float">
            <text:p>7851</text:p>
          </table:table-cell>
          <table:table-cell table:formula="of:=[.M238]/1000000" office:value-type="float" office:value="0.007851" calcext:value-type="float">
            <text:p>0,00785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62874" calcext:value-type="float">
            <text:p>26287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78204" calcext:value-type="float">
            <text:p>278204</text:p>
          </table:table-cell>
          <table:table-cell/>
          <table:table-cell table:formula="of:=[.K239]-[.E239]" office:value-type="float" office:value="15330" calcext:value-type="float">
            <text:p>15330</text:p>
          </table:table-cell>
          <table:table-cell table:formula="of:=[.M239]/1000000" office:value-type="float" office:value="0.01533" calcext:value-type="float">
            <text:p>0,0153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25682" calcext:value-type="float">
            <text:p>52568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7758" calcext:value-type="float">
            <text:p>537758</text:p>
          </table:table-cell>
          <table:table-cell/>
          <table:table-cell table:formula="of:=[.K240]-[.E240]" office:value-type="float" office:value="12076" calcext:value-type="float">
            <text:p>12076</text:p>
          </table:table-cell>
          <table:table-cell table:formula="of:=[.M240]/1000000" office:value-type="float" office:value="0.012076" calcext:value-type="float">
            <text:p>0,01207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94652" calcext:value-type="float">
            <text:p>294652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05965" calcext:value-type="float">
            <text:p>305965</text:p>
          </table:table-cell>
          <table:table-cell/>
          <table:table-cell table:formula="of:=[.K241]-[.E241]" office:value-type="float" office:value="11313" calcext:value-type="float">
            <text:p>11313</text:p>
          </table:table-cell>
          <table:table-cell table:formula="of:=[.M241]/1000000" office:value-type="float" office:value="0.011313" calcext:value-type="float">
            <text:p>0,01131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41602" calcext:value-type="float">
            <text:p>541602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50094" calcext:value-type="float">
            <text:p>550094</text:p>
          </table:table-cell>
          <table:table-cell/>
          <table:table-cell table:formula="of:=[.K242]-[.E242]" office:value-type="float" office:value="8492" calcext:value-type="float">
            <text:p>8492</text:p>
          </table:table-cell>
          <table:table-cell table:formula="of:=[.M242]/1000000" office:value-type="float" office:value="0.008492" calcext:value-type="float">
            <text:p>0,00849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11754" calcext:value-type="float">
            <text:p>311754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9267" calcext:value-type="float">
            <text:p>329267</text:p>
          </table:table-cell>
          <table:table-cell/>
          <table:table-cell table:formula="of:=[.K243]-[.E243]" office:value-type="float" office:value="17513" calcext:value-type="float">
            <text:p>17513</text:p>
          </table:table-cell>
          <table:table-cell table:formula="of:=[.M243]/1000000" office:value-type="float" office:value="0.017513" calcext:value-type="float">
            <text:p>0,01751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74930" calcext:value-type="float">
            <text:p>574930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86762" calcext:value-type="float">
            <text:p>586762</text:p>
          </table:table-cell>
          <table:table-cell/>
          <table:table-cell table:formula="of:=[.K244]-[.E244]" office:value-type="float" office:value="11832" calcext:value-type="float">
            <text:p>11832</text:p>
          </table:table-cell>
          <table:table-cell table:formula="of:=[.M244]/1000000" office:value-type="float" office:value="0.011832" calcext:value-type="float">
            <text:p>0,01183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39693" calcext:value-type="float">
            <text:p>339693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41126" calcext:value-type="float">
            <text:p>341126</text:p>
          </table:table-cell>
          <table:table-cell/>
          <table:table-cell table:formula="of:=[.K245]-[.E245]" office:value-type="float" office:value="1433" calcext:value-type="float">
            <text:p>1433</text:p>
          </table:table-cell>
          <table:table-cell table:formula="of:=[.M245]/1000000" office:value-type="float" office:value="0.001433" calcext:value-type="float">
            <text:p>0,00143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13555" calcext:value-type="float">
            <text:p>613555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20339" calcext:value-type="float">
            <text:p>620339</text:p>
          </table:table-cell>
          <table:table-cell/>
          <table:table-cell table:formula="of:=[.K246]-[.E246]" office:value-type="float" office:value="6784" calcext:value-type="float">
            <text:p>6784</text:p>
          </table:table-cell>
          <table:table-cell table:formula="of:=[.M246]/1000000" office:value-type="float" office:value="0.006784" calcext:value-type="float">
            <text:p>0,00678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46719" calcext:value-type="float">
            <text:p>346719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80254" calcext:value-type="float">
            <text:p>380254</text:p>
          </table:table-cell>
          <table:table-cell/>
          <table:table-cell table:formula="of:=[.K247]-[.E247]" office:value-type="float" office:value="33535" calcext:value-type="float">
            <text:p>33535</text:p>
          </table:table-cell>
          <table:table-cell table:formula="of:=[.M247]/1000000" office:value-type="float" office:value="0.033535" calcext:value-type="float">
            <text:p>0,03353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56419" calcext:value-type="float">
            <text:p>656419</text:p>
          </table:table-cell>
          <table:table-cell/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66832" calcext:value-type="float">
            <text:p>666832</text:p>
          </table:table-cell>
          <table:table-cell/>
          <table:table-cell table:formula="of:=[.K248]-[.E248]" office:value-type="float" office:value="10413" calcext:value-type="float">
            <text:p>10413</text:p>
          </table:table-cell>
          <table:table-cell table:formula="of:=[.M248]/1000000" office:value-type="float" office:value="0.010413" calcext:value-type="float">
            <text:p>0,01041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79375" calcext:value-type="float">
            <text:p>379375</text:p>
          </table:table-cell>
          <table:table-cell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76943" calcext:value-type="float">
            <text:p>376943</text:p>
          </table:table-cell>
          <table:table-cell/>
          <table:table-cell table:formula="of:=[.K249]-[.E249]" office:value-type="float" office:value="-2432" calcext:value-type="float">
            <text:p>-2432</text:p>
          </table:table-cell>
          <table:table-cell table:formula="of:=[.M249]/1000000" office:value-type="float" office:value="-0.002432" calcext:value-type="float">
            <text:p>-0,002432</text:p>
          </table:table-cell>
        </table:table-row>
      </table:table>
      <table:table table:name="0819bench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.00.0000</text:date>, <text:time style:data-style-name="N2" text:time-value="08:24:06.306445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08:10:11.875899889</meta:creation-date>
    <meta:generator>LibreOffice/6.3.5.2$Linux_X86_64 LibreOffice_project/30$Build-2</meta:generator>
    <dc:date>2020-04-13T08:27:53.726833488</dc:date>
    <meta:editing-duration>PT3M47S</meta:editing-duration>
    <meta:editing-cycles>1</meta:editing-cycles>
    <meta:document-statistic meta:table-count="2" meta:cell-count="2978" meta:object-count="0"/>
  </office:meta>
</office:document-meta>
</file>